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text-align="center" style:justify-single-word="false"/>
      <style:text-properties fo:font-size="12pt" fo:font-weight="normal" style:font-size-asian="12pt" style:font-weight-asian="normal" style:font-size-complex="12pt" style:font-weight-complex="normal"/>
    </style:style>
    <style:style style:name="P2" style:family="paragraph" style:parent-style-name="Heading_20_1">
      <style:text-properties officeooo:paragraph-rsid="0021bd7d"/>
    </style:style>
    <style:style style:name="P3" style:family="paragraph" style:parent-style-name="Horizontal_20_Line">
      <style:text-properties fo:font-size="12pt" fo:font-weight="normal" style:font-size-asian="12pt" style:font-weight-asian="normal" style:font-size-complex="12pt" style:font-weight-complex="normal"/>
    </style:style>
    <style:style style:name="P4" style:family="paragraph" style:parent-style-name="Text_20_body" style:list-style-name="L1">
      <style:text-properties fo:font-size="12pt" fo:font-weight="normal" style:font-size-asian="12pt" style:font-weight-asian="normal" style:font-size-complex="12pt" style:font-weight-complex="normal"/>
    </style:style>
    <style:style style:name="P5" style:family="paragraph" style:parent-style-name="Text_20_body">
      <style:text-properties fo:font-size="12pt" fo:font-weight="normal" style:font-size-asian="12pt" style:font-weight-asian="normal" style:font-size-complex="12pt" style:font-weight-complex="normal"/>
    </style:style>
    <style:style style:name="P6" style:family="paragraph" style:parent-style-name="Standard">
      <style:text-properties fo:font-weight="normal" officeooo:rsid="001d1993" officeooo:paragraph-rsid="0021bd7d" style:font-weight-asian="normal" style:font-weight-complex="normal"/>
    </style:style>
    <style:style style:name="P7" style:family="paragraph" style:parent-style-name="Text_20_body">
      <style:text-properties officeooo:rsid="001d1993"/>
    </style:style>
    <style:style style:name="P8" style:family="paragraph" style:parent-style-name="Horizontal_20_Line">
      <style:text-properties fo:font-size="12pt" fo:font-weight="normal" officeooo:rsid="001d1993" style:font-size-asian="12pt" style:font-weight-asian="normal" style:font-size-complex="12pt" style:font-weight-complex="normal"/>
    </style:style>
    <style:style style:name="P9" style:family="paragraph" style:parent-style-name="Heading_20_1">
      <style:text-properties fo:font-weight="normal" officeooo:rsid="001d1993" style:font-weight-asian="normal" style:font-weight-complex="normal"/>
    </style:style>
    <style:style style:name="P10" style:family="paragraph" style:parent-style-name="Text_20_body">
      <style:text-properties fo:font-size="12pt" fo:font-weight="normal" officeooo:rsid="001d1993" style:font-size-asian="12pt" style:font-weight-asian="normal" style:font-size-complex="12pt" style:font-weight-complex="normal"/>
    </style:style>
    <style:style style:name="P11" style:family="paragraph" style:parent-style-name="Heading_20_3">
      <style:text-properties fo:font-weight="normal" officeooo:rsid="001d1993" style:font-weight-asian="normal" style:font-weight-complex="normal"/>
    </style:style>
    <style:style style:name="P12" style:family="paragraph" style:parent-style-name="Heading_20_1">
      <style:text-properties fo:font-weight="normal" officeooo:rsid="001d1993" officeooo:paragraph-rsid="001d1993" style:font-weight-asian="normal" style:font-weight-complex="normal"/>
    </style:style>
    <style:style style:name="P13" style:family="paragraph" style:parent-style-name="Heading_20_2">
      <style:text-properties fo:font-weight="normal" officeooo:rsid="001d1993" style:font-weight-asian="normal" style:font-weight-complex="normal"/>
    </style:style>
    <style:style style:name="P14" style:family="paragraph" style:parent-style-name="Text_20_body" style:list-style-name="L2">
      <style:text-properties fo:font-size="12pt" fo:font-weight="normal" officeooo:rsid="001d1993" style:font-size-asian="12pt" style:font-weight-asian="normal" style:font-size-complex="12pt" style:font-weight-complex="normal"/>
    </style:style>
    <style:style style:name="P15" style:family="paragraph" style:parent-style-name="Text_20_body" style:list-style-name="L3">
      <style:text-properties fo:font-size="12pt" fo:font-weight="normal" officeooo:rsid="001d1993" style:font-size-asian="12pt" style:font-weight-asian="normal" style:font-size-complex="12pt" style:font-weight-complex="normal"/>
    </style:style>
    <style:style style:name="P16" style:family="paragraph" style:parent-style-name="Heading_20_2">
      <style:paragraph-properties fo:margin-top="0in" fo:margin-bottom="0.0972in" style:contextual-spacing="false" fo:line-height="115%"/>
      <style:text-properties fo:font-weight="normal" officeooo:rsid="001d1993" style:font-weight-asian="normal" style:font-weight-complex="normal"/>
    </style:style>
    <style:style style:name="P17" style:family="paragraph" style:parent-style-name="Horizontal_20_Line">
      <style:paragraph-properties fo:margin-top="0in" fo:margin-bottom="0.0972in" style:contextual-spacing="false" fo:line-height="115%"/>
      <style:text-properties fo:font-size="12pt" fo:font-weight="normal" officeooo:rsid="001d1993" style:font-size-asian="12pt" style:font-weight-asian="normal" style:font-size-complex="12pt" style:font-weight-complex="normal"/>
    </style:style>
    <style:style style:name="P18" style:family="paragraph" style:parent-style-name="Text_20_body" style:list-style-name="L4">
      <style:text-properties fo:font-size="12pt" fo:font-weight="normal" officeooo:rsid="001d1993" style:font-size-asian="12pt" style:font-weight-asian="normal" style:font-size-complex="12pt" style:font-weight-complex="normal"/>
    </style:style>
    <style:style style:name="P19" style:family="paragraph" style:parent-style-name="Text_20_body" style:list-style-name="L5">
      <style:text-properties fo:font-size="12pt" fo:font-weight="normal" officeooo:rsid="001d1993" style:font-size-asian="12pt" style:font-weight-asian="normal" style:font-size-complex="12pt" style:font-weight-complex="normal"/>
    </style:style>
    <style:style style:name="P20" style:family="paragraph" style:parent-style-name="Heading_20_1">
      <style:paragraph-properties fo:margin-top="0in" fo:margin-bottom="0.0972in" style:contextual-spacing="false" fo:line-height="115%"/>
      <style:text-properties fo:font-weight="normal" officeooo:rsid="001d1993" style:font-weight-asian="normal" style:font-weight-complex="normal"/>
    </style:style>
    <style:style style:name="P21" style:family="paragraph" style:parent-style-name="Text_20_body" style:list-style-name="L6">
      <style:text-properties fo:font-size="12pt" fo:font-weight="normal" officeooo:rsid="001d1993" style:font-size-asian="12pt" style:font-weight-asian="normal" style:font-size-complex="12pt" style:font-weight-complex="normal"/>
    </style:style>
    <style:style style:name="P22" style:family="paragraph" style:parent-style-name="Heading_20_3">
      <style:paragraph-properties fo:margin-top="0in" fo:margin-bottom="0.0972in" style:contextual-spacing="false" fo:line-height="115%"/>
      <style:text-properties fo:font-weight="normal" officeooo:rsid="001d1993" style:font-weight-asian="normal" style:font-weight-complex="normal"/>
    </style:style>
    <style:style style:name="P23" style:family="paragraph" style:parent-style-name="Text_20_body" style:list-style-name="L7">
      <style:text-properties fo:font-size="12pt" fo:font-weight="normal" officeooo:rsid="001d1993" style:font-size-asian="12pt" style:font-weight-asian="normal" style:font-size-complex="12pt" style:font-weight-complex="normal"/>
    </style:style>
    <style:style style:name="P24" style:family="paragraph" style:parent-style-name="Text_20_body" style:list-style-name="L8">
      <style:text-properties fo:font-size="12pt" fo:font-weight="normal" officeooo:rsid="001d1993" style:font-size-asian="12pt" style:font-weight-asian="normal" style:font-size-complex="12pt" style:font-weight-complex="normal"/>
    </style:style>
    <style:style style:name="P25" style:family="paragraph" style:parent-style-name="Text_20_body" style:list-style-name="L9">
      <style:text-properties fo:font-size="12pt" fo:font-weight="normal" officeooo:rsid="001d1993" style:font-size-asian="12pt" style:font-weight-asian="normal" style:font-size-complex="12pt" style:font-weight-complex="normal"/>
    </style:style>
    <style:style style:name="P26" style:family="paragraph" style:parent-style-name="Text_20_body" style:list-style-name="L10">
      <style:text-properties fo:font-size="12pt" fo:font-weight="normal" officeooo:rsid="001d1993" style:font-size-asian="12pt" style:font-weight-asian="normal" style:font-size-complex="12pt" style:font-weight-complex="normal"/>
    </style:style>
    <style:style style:name="P27" style:family="paragraph" style:parent-style-name="Text_20_body" style:list-style-name="L11">
      <style:text-properties fo:font-size="12pt" fo:font-weight="normal" officeooo:rsid="001d1993" style:font-size-asian="12pt" style:font-weight-asian="normal" style:font-size-complex="12pt" style:font-weight-complex="normal"/>
    </style:style>
    <style:style style:name="P28" style:family="paragraph" style:parent-style-name="Text_20_body" style:list-style-name="L12">
      <style:text-properties fo:font-size="12pt" fo:font-weight="normal" officeooo:rsid="001d1993" style:font-size-asian="12pt" style:font-weight-asian="normal" style:font-size-complex="12pt" style:font-weight-complex="normal"/>
    </style:style>
    <style:style style:name="P29" style:family="paragraph" style:parent-style-name="Text_20_body" style:list-style-name="L13">
      <style:text-properties fo:font-size="12pt" fo:font-weight="normal" officeooo:rsid="001d1993" style:font-size-asian="12pt" style:font-weight-asian="normal" style:font-size-complex="12pt" style:font-weight-complex="normal"/>
    </style:style>
    <style:style style:name="P30" style:family="paragraph" style:parent-style-name="Text_20_body" style:list-style-name="L14">
      <style:text-properties fo:font-size="12pt" fo:font-weight="normal" officeooo:rsid="001d1993" style:font-size-asian="12pt" style:font-weight-asian="normal" style:font-size-complex="12pt" style:font-weight-complex="normal"/>
    </style:style>
    <style:style style:name="P31" style:family="paragraph" style:parent-style-name="Text_20_body" style:list-style-name="L15">
      <style:text-properties fo:font-size="12pt" fo:font-weight="normal" officeooo:rsid="001d1993" style:font-size-asian="12pt" style:font-weight-asian="normal" style:font-size-complex="12pt" style:font-weight-complex="normal"/>
    </style:style>
    <style:style style:name="P32" style:family="paragraph" style:parent-style-name="Text_20_body" style:list-style-name="L16">
      <style:text-properties fo:font-size="12pt" fo:font-weight="normal" officeooo:rsid="001d1993" style:font-size-asian="12pt" style:font-weight-asian="normal" style:font-size-complex="12pt" style:font-weight-complex="normal"/>
    </style:style>
    <style:style style:name="P33" style:family="paragraph" style:parent-style-name="Text_20_body" style:list-style-name="L17">
      <style:text-properties fo:font-size="12pt" fo:font-weight="normal" officeooo:rsid="001d1993" style:font-size-asian="12pt" style:font-weight-asian="normal" style:font-size-complex="12pt" style:font-weight-complex="normal"/>
    </style:style>
    <style:style style:name="P34" style:family="paragraph" style:parent-style-name="Text_20_body" style:list-style-name="L18">
      <style:text-properties fo:font-size="12pt" fo:font-weight="normal" officeooo:rsid="001d1993" style:font-size-asian="12pt" style:font-weight-asian="normal" style:font-size-complex="12pt" style:font-weight-complex="normal"/>
    </style:style>
    <style:style style:name="P35" style:family="paragraph" style:parent-style-name="Heading_20_1">
      <style:text-properties fo:font-size="12pt" fo:font-weight="normal" officeooo:rsid="001d1993" style:font-size-asian="12pt" style:font-weight-asian="normal" style:font-size-complex="12pt" style:font-weight-complex="normal"/>
    </style:style>
    <style:style style:name="P36" style:family="paragraph" style:parent-style-name="Horizontal_20_Line">
      <style:paragraph-properties fo:margin-top="0.1665in" fo:margin-bottom="0.0835in" style:contextual-spacing="false"/>
      <style:text-properties fo:font-size="12pt" fo:font-weight="normal" officeooo:rsid="001d1993" style:font-size-asian="12pt" style:font-weight-asian="normal" style:font-size-complex="12pt" style:font-weight-complex="normal"/>
    </style:style>
    <style:style style:name="P37" style:family="paragraph" style:parent-style-name="Heading_20_2">
      <style:paragraph-properties fo:margin-top="0.1665in" fo:margin-bottom="0.0835in" style:contextual-spacing="false"/>
      <style:text-properties fo:font-size="12pt" fo:font-weight="normal" officeooo:rsid="001d1993" style:font-size-asian="12pt" style:font-weight-asian="normal" style:font-size-complex="12pt" style:font-weight-complex="normal"/>
    </style:style>
    <style:style style:name="P38" style:family="paragraph" style:parent-style-name="Text_20_body">
      <style:paragraph-properties fo:margin-top="0.1665in" fo:margin-bottom="0.0835in" style:contextual-spacing="false"/>
      <style:text-properties officeooo:rsid="001d1993" style:font-size-asian="12pt"/>
    </style:style>
    <style:style style:name="P39" style:family="paragraph" style:parent-style-name="Text_20_body" style:list-style-name="L19">
      <style:paragraph-properties fo:margin-top="0.1665in" fo:margin-bottom="0.0835in" style:contextual-spacing="false"/>
      <style:text-properties fo:font-size="12pt" fo:font-weight="normal" officeooo:rsid="001d1993" style:font-size-asian="12pt" style:font-weight-asian="normal" style:font-size-complex="12pt" style:font-weight-complex="normal"/>
    </style:style>
    <style:style style:name="P40" style:family="paragraph" style:parent-style-name="Text_20_body" style:list-style-name="L20">
      <style:paragraph-properties fo:margin-top="0.1665in" fo:margin-bottom="0.0835in" style:contextual-spacing="false"/>
      <style:text-properties fo:font-size="12pt" fo:font-weight="normal" officeooo:rsid="001d1993" style:font-size-asian="12pt" style:font-weight-asian="normal" style:font-size-complex="12pt" style:font-weight-complex="normal"/>
    </style:style>
    <style:style style:name="P41" style:family="paragraph" style:parent-style-name="Heading_20_2">
      <style:paragraph-properties fo:margin-top="0in" fo:margin-bottom="0.0972in" style:contextual-spacing="false" fo:line-height="115%"/>
      <style:text-properties fo:font-size="12pt" fo:font-weight="normal" officeooo:rsid="001d1993" style:font-size-asian="12pt" style:font-weight-asian="normal" style:font-size-complex="12pt" style:font-weight-complex="normal"/>
    </style:style>
    <style:style style:name="P42" style:family="paragraph" style:parent-style-name="Text_20_body">
      <style:text-properties officeooo:rsid="001d1993" style:font-size-asian="12pt"/>
    </style:style>
    <style:style style:name="P43" style:family="paragraph" style:parent-style-name="Text_20_body" style:list-style-name="L21">
      <style:text-properties fo:font-size="12pt" fo:font-weight="normal" officeooo:rsid="001d1993" style:font-size-asian="12pt" style:font-weight-asian="normal" style:font-size-complex="12pt" style:font-weight-complex="normal"/>
    </style:style>
    <style:style style:name="P44" style:family="paragraph" style:parent-style-name="Text_20_body" style:list-style-name="L22">
      <style:text-properties fo:font-size="12pt" fo:font-weight="normal" officeooo:rsid="001d1993" style:font-size-asian="12pt" style:font-weight-asian="normal" style:font-size-complex="12pt" style:font-weight-complex="normal"/>
    </style:style>
    <style:style style:name="P45" style:family="paragraph" style:parent-style-name="Text_20_body" style:list-style-name="L23">
      <style:text-properties fo:font-size="12pt" fo:font-weight="normal" officeooo:rsid="001d1993" style:font-size-asian="12pt" style:font-weight-asian="normal" style:font-size-complex="12pt" style:font-weight-complex="normal"/>
    </style:style>
    <style:style style:name="P46" style:family="paragraph" style:parent-style-name="Text_20_body" style:list-style-name="L24">
      <style:text-properties fo:font-size="12pt" fo:font-weight="normal" officeooo:rsid="001d1993" style:font-size-asian="12pt" style:font-weight-asian="normal" style:font-size-complex="12pt" style:font-weight-complex="normal"/>
    </style:style>
    <style:style style:name="T1" style:family="text">
      <style:text-properties fo:font-size="12pt" fo:font-weight="normal" officeooo:rsid="001d1993" style:font-size-asian="12pt" style:font-weight-asian="normal" style:font-size-complex="12pt" style:font-weight-complex="normal"/>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style:font-size-asian="12pt" style:font-size-complex="12pt"/>
    </style:style>
    <style:style style:name="T4" style:family="text">
      <style:text-properties fo:font-weight="normal" style:font-weight-asian="normal" style:font-weight-complex="normal"/>
    </style:style>
    <style:style style:name="T5" style:family="text">
      <style:text-properties fo:font-size="12pt" fo:font-weight="normal" style:font-weight-asian="normal" style:font-size-complex="12pt" style:font-weight-complex="normal"/>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RMAN learnig care</text:p>
      <text:p text:style-name="P1">B. Sc.(Engineering) at dept ot Information and Communication Engineering,PUST</text:p>
      <text:p text:style-name="P1">arman</text:p>
      <text:p text:style-name="P1">01521751005</text:p>
      <text:h text:style-name="P2" text:outline-level="1"><text:span text:style-name="Strong_20_Emphasis"><text:span text:style-name="T1">১. সম্পূর্ণ উত্তর</text:span></text:span></text:h>
      <text:h text:style-name="P2" text:outline-level="1"><text:span text:style-name="Strong_20_Emphasis"><text:span text:style-name="T1"><text:s/></text:span></text:span><text:span text:style-name="Strong_20_Emphasis"><text:span text:style-name="T2">(ক) সিদক-এর অর্থ কী? (১ নম্বর)</text:span></text:span></text:h>
      <text:p text:style-name="Text_20_body"><text:span text:style-name="Strong_20_Emphasis"><text:span text:style-name="T2">সিদক</text:span></text:span><text:span text:style-name="T2"> শব্দের অর্থ </text:span><text:span text:style-name="Strong_20_Emphasis"><text:span text:style-name="T2">সত্যবাদিতা, সততা ও সত্যের প্রতি অবিচল থাকা</text:span></text:span><text:span text:style-name="T2">।<text:line-break/>কথা, কাজ এবং আচরণ—সব ক্ষেত্রে সত্য অনুসরণ করা ও মিথ্যা বর্জন করাকেই সিদক বলা হয়।</text:span></text:p>
      <text:p text:style-name="P3"/>
      <text:h text:style-name="Heading_20_1" text:outline-level="1"><text:span text:style-name="Strong_20_Emphasis"><text:span text:style-name="T2">(খ) আখলাকে হামিদাহ বলতে কী বোঝায়? ব্যাখ্যা কর। (২ নম্বর)</text:span></text:span></text:h>
      <text:p text:style-name="Text_20_body"><text:span text:style-name="Strong_20_Emphasis"><text:span text:style-name="T2">আখলাকে হামিদাহ</text:span></text:span><text:span text:style-name="T2"> বলতে বোঝায় মানুষের মধ্যে বিদ্যমান </text:span><text:span text:style-name="Strong_20_Emphasis"><text:span text:style-name="T2">উত্তম, প্রশংসনীয়, সুন্দর চরিত্রগত গুণাবলি</text:span></text:span><text:span text:style-name="T2">।<text:line-break/>এর মধ্যে পড়ে—</text:span></text:p>
      <text:list text:style-name="L1">
        <text:list-item>
          <text:p text:style-name="P4">সত্যবাদিতা</text:p>
        </text:list-item>
        <text:list-item>
          <text:p text:style-name="P4">বিনয়</text:p>
        </text:list-item>
        <text:list-item>
          <text:p text:style-name="P4">ধৈর্য</text:p>
        </text:list-item>
        <text:list-item>
          <text:p text:style-name="P4">ন্যায়পরায়ণতা</text:p>
        </text:list-item>
        <text:list-item>
          <text:p text:style-name="P4">ক্ষমাশীলতা</text:p>
        </text:list-item>
        <text:list-item>
          <text:p text:style-name="P4">বিশ্বস্ততা</text:p>
        </text:list-item>
        <text:list-item>
          <text:p text:style-name="P4">পরোপকার</text:p>
        </text:list-item>
      </text:list>
      <text:p text:style-name="P5">এসব গুণ মানুষের ব্যক্তিত্বকে মহৎ করে এবং পরিবার, সমাজ ও কর্মস্থলে সম্মানজনক অবস্থান তৈরি করে। ইসলামে এই গুণগুলোর প্রতি বিশেষ গুরুত্ব দেওয়া হয়েছে, কারণ এগুলো ব্যক্তি ও সমাজ উভয়কেই উন্নত করে।</text:p>
      <text:p text:style-name="P3"/>
      <text:h text:style-name="Heading_20_1" text:outline-level="1"><text:span text:style-name="Strong_20_Emphasis"><text:span text:style-name="T2">(গ) ফারজানার কর্মকাণ্ডে কী প্রকাশ পেয়েছে? ব্যাখ্যা কর। (৩ নম্বর)</text:span></text:span></text:h>
      <text:p text:style-name="P5">ফারজানার আচরণে বেশ কয়েকটি নেতিবাচক ও নিন্দনীয় চরিত্র প্রকাশ পেয়েছে—</text:p>
      <text:h text:style-name="Heading_20_3" text:outline-level="3"><text:span text:style-name="Strong_20_Emphasis"><text:span text:style-name="T2">১. হিংসা ও ঈর্ষা:</text:span></text:span></text:h>
      <text:p text:style-name="P5">কাকলির সাফল্য সহ্য করতে না পারায় সে মনে বিরূপতা পোষণ করছে।</text:p>
      <text:h text:style-name="Heading_20_3" text:outline-level="3"><text:soft-page-break/><text:span text:style-name="Strong_20_Emphasis"><text:span text:style-name="T2">২. গীবত ও পরনিন্দা:</text:span></text:span></text:h>
      <text:p text:style-name="P5">অন্যের দোষ অনুসন্ধান করে সহকর্মীদের কাছে বলে বেড়ানো নৈতিক ও ধর্মীয়ভাবে নিষিদ্ধ।</text:p>
      <text:h text:style-name="Heading_20_3" text:outline-level="3"><text:span text:style-name="Strong_20_Emphasis"><text:span text:style-name="T2">৩. কর্মপরিবেশ নষ্ট করার প্রবণতা:</text:span></text:span></text:h>
      <text:p text:style-name="P5">অফিসে সহকর্মীদের মধ্যে ভুল বোঝাবুঝি সৃষ্টি করে দলগত কাজ বাধাগ্রস্ত করছে।</text:p>
      <text:h text:style-name="Heading_20_3" text:outline-level="3"><text:span text:style-name="Strong_20_Emphasis"><text:span text:style-name="T2">৪. অসচেতনতা ও নৈতিক দুর্বলতা:</text:span></text:span></text:h>
      <text:p text:style-name="P5">নিজের উন্নতির জন্য পরিশ্রম না করে অন্যকে ছোট করার আচরণ ব্যক্তিগত মানসিক দুর্বলতা নির্দেশ করে।</text:p>
      <text:p text:style-name="Text_20_body"><text:span text:style-name="T2">➡️ সারকথা, ফারজানার কর্মকাণ্ড তার </text:span><text:span text:style-name="Strong_20_Emphasis"><text:span text:style-name="T2">হিংসা, অসত্যবাদিতা, গীবত ও নৈতিক অবক্ষয়</text:span></text:span><text:span text:style-name="T2"> প্রকাশ করেছে।</text:span></text:p>
      <text:p text:style-name="P3"/>
      <text:h text:style-name="Heading_20_1" text:outline-level="1"><text:span text:style-name="Strong_20_Emphasis"><text:span text:style-name="T2">(ঘ) উদ্দীপকের হামিদা বেগমের বক্তব্যের তাৎপর্য মূল্যায়ন কর। (৪ নম্বর)</text:span></text:span></text:h>
      <text:p text:style-name="P5">হামিদা বেগমের বক্তব্য অত্যন্ত তাৎপর্যপূর্ণ এবং বাস্তবজীবনে বড় শিক্ষা দেয়।</text:p>
      <text:h text:style-name="Heading_20_3" text:outline-level="3"><text:span text:style-name="Strong_20_Emphasis"><text:span text:style-name="T2">১. গীবত থেকে বাঁচার শিক্ষা:</text:span></text:span></text:h>
      <text:p text:style-name="P5">তিনি সতর্ক করেছেন যে, কারো অনুপস্থিতিতে তার সমালোচনা করা মানসিক ও চরিত্রগত দুর্বলতা—ইসলামে যা কঠোরভাবে নিষিদ্ধ।</text:p>
      <text:h text:style-name="Heading_20_3" text:outline-level="3"><text:span text:style-name="Strong_20_Emphasis"><text:span text:style-name="T2">২. কর্মস্থলের সুস্থ পরিবেশ রক্ষার প্রচেষ্টা:</text:span></text:span></text:h>
      <text:p text:style-name="P5">অফিসে গুজব, পরনিন্দা বা নেতিবাচক কথা টিমওয়ার্কে বাধা সৃষ্টি করে। তিনি দলগত সংহতি ও পেশাগত শৃঙ্খলার গুরুত্ব তুলে ধরেছেন।</text:p>
      <text:h text:style-name="Heading_20_3" text:outline-level="3"><text:span text:style-name="Strong_20_Emphasis"><text:span text:style-name="T2">৩. নৈতিক আচার-আচরণের প্রতি উৎসাহ:</text:span></text:span></text:h>
      <text:p text:style-name="P5">তার কথা ফারজানাকে মনে করিয়ে দেয়—অন্যকে ছোট না করে নিজের গুণাবলি উন্নত করতে হবে।<text:line-break/>এটি আখলাকে হামিদাহ চর্চারই বাস্তব উদাহরণ।</text:p>
      <text:h text:style-name="Heading_20_3" text:outline-level="3"><text:span text:style-name="Strong_20_Emphasis"><text:span text:style-name="T2">৪. ব্যক্তিগত ও সামাজিক জীবনে ইতিবাচক ভাবধারা:</text:span></text:span></text:h>
      <text:p text:style-name="P5">হামিদা বেগমের পরামর্শ কর্মস্থলে, পরিবারে ও সমাজে শান্তি, সম্মান, এবং পরস্পরের প্রতি বিশ্বাস স্থাপন করতে সহায়তা করে।</text:p>
      <text:p text:style-name="Text_20_body"><text:span text:style-name="T2">➡️ তাই তার বক্তব্য শুধু একটি সতর্কবার্তা নয়, বরং </text:span><text:span text:style-name="Strong_20_Emphasis"><text:span text:style-name="T2">নৈতিকতা, সত্যবাদিতা ও কর্মস্থলের পেশাগত আচরণ</text:span></text:span><text:span text:style-name="T2">—সব কিছুরই বাস্তব প্রয়োগযোগ্য শিক্ষা।</text:span></text:p>
      <text:p text:style-name="P3"/>
      <text:p text:style-name="P5">ভাই, যদি চাইলে আমি এগুলো আবার “খাতার মতো টাইটেল + আন্ডারলাইন + পয়েন্ট নম্বরিং + বক্সড উত্তর” ফরম্যাটেও সাজিয়ে দিতে পারি।</text:p>
      <text:p text:style-name="P5">বললেই ড্রপ করতেছি! 😎✌️</text:p>
      <text:p text:style-name="P6"><text:span text:style-name="Strong_20_Emphasis"><text:span text:style-name="T2">২. সম্পূর্ণ উত্তর</text:span></text:span></text:p>
      <text:p text:style-name="P6"><text:soft-page-break/><text:span text:style-name="T3"><text:s/></text:span><text:span text:style-name="Strong_20_Emphasis"><text:span text:style-name="T2">ক. গীবত কী? (১ নম্বর)</text:span></text:span></text:p>
      <text:p text:style-name="P7"><text:span text:style-name="T2">গীবত হলো—</text:span><text:span text:style-name="Strong_20_Emphasis"><text:span text:style-name="T2">কারো অনুপস্থিতিতে তার এমন কোনো দোষ বা ত্রুটি বলা, যা সে সত্যিই করে কিন্তু শুনলে কষ্ট পায়।</text:span></text:span><text:span text:style-name="T2"><text:line-break/>ইসলামে গীবত কঠোরভাবে নিষিদ্ধ এবং পাপ হিসেবে গণ্য।</text:span></text:p>
      <text:p text:style-name="P8"/>
      <text:h text:style-name="P9" text:outline-level="1"><text:span text:style-name="Strong_20_Emphasis"><text:span text:style-name="T2">খ. আখলাকে হামিদাহ কেন প্রয়োজন? ব্যাখ্যা কর। (২ নম্বর)</text:span></text:span></text:h>
      <text:p text:style-name="P10">আখলাকে হামিদাহ বলতে মানুষের সুন্দর, প্রশংসনীয় ও উত্তম চরিত্রগত গুণ বোঝায়—যেমন সত্যবাদিতা, দয়া, নম্রতা, ধৈর্য, ন্যায়পরায়ণতা, বিশ্বস্ততা ইত্যাদি। এগুলো প্রয়োজন কারণ—</text:p>
      <text:h text:style-name="P11" text:outline-level="3"><text:span text:style-name="Strong_20_Emphasis"><text:span text:style-name="T2">১. ব্যক্তিত্ব ও চরিত্র গঠন:</text:span></text:span></text:h>
      <text:p text:style-name="P10">উত্তম আচরণ একজন মানুষকে অন্যের কাছে সম্মানিত করে তোলে এবং তার ব্যক্তিত্বকে পরিপূর্ণ করে।</text:p>
      <text:h text:style-name="P11" text:outline-level="3"><text:span text:style-name="Strong_20_Emphasis"><text:span text:style-name="T2">২. পরিবার ও সমাজে শান্তি বজায় রাখা:</text:span></text:span></text:h>
      <text:p text:style-name="P10">মানুষ যদি উত্তম চরিত্র ধারণ করে তবে পরিবার, কর্মক্ষেত্র ও সমাজে সৌহার্দ্য ও সহযোগিতা সৃষ্টি হয়।</text:p>
      <text:h text:style-name="P11" text:outline-level="3"><text:span text:style-name="Strong_20_Emphasis"><text:span text:style-name="T2">৩. নৈতিক অবক্ষয় রোধ:</text:span></text:span></text:h>
      <text:p text:style-name="P10">মিথ্যা, অহংকার, গীবত, অবহেলা ইত্যাদি দোষ থেকে মানুষ দূরে থাকে।</text:p>
      <text:h text:style-name="P11" text:outline-level="3"><text:span text:style-name="Strong_20_Emphasis"><text:span text:style-name="T2">৪. আল্লাহর সন্তুষ্টি লাভ:</text:span></text:span></text:h>
      <text:p text:style-name="P10">ইসলামে উত্তম চরিত্রকে একটি বড় ইবাদত হিসেবে গণ্য করা হয়।</text:p>
      <text:p text:style-name="P10">➡️ তাই আখলাকে হামিদাহ মানুষের আধ্যাত্মিক উন্নতি, সামাজিক শান্তি ও নৈতিক পরিপূর্ণতার জন্য অপরিহার্য।</text:p>
      <text:p text:style-name="P8"/>
      <text:h text:style-name="P9" text:outline-level="1"><text:span text:style-name="Strong_20_Emphasis"><text:span text:style-name="T2">গ. সন্তানদের আচরণে কী প্রকাশ পেয়েছে? ব্যাখ্যা কর। (৩ নম্বর)</text:span></text:span></text:h>
      <text:p text:style-name="P10">আহমেদুল হক সাহেবের কথায় সন্তানদের যে আচরণ উঠে এসেছে তা অত্যন্ত নিন্দনীয় ও অমানবিক।</text:p>
      <text:h text:style-name="P11" text:outline-level="3"><text:span text:style-name="Strong_20_Emphasis"><text:span text:style-name="T2">১. দায়িত্বহীনতা:</text:span></text:span></text:h>
      <text:p text:style-name="P10">বাবার মৃত্যুসংবাদ জানার পরও শেষবারের মতো দেখা করতে না আসা সন্তানের দায়িত্ববোধের চরম অভাব প্রকাশ করে।</text:p>
      <text:h text:style-name="P11" text:outline-level="3"><text:span text:style-name="Strong_20_Emphasis"><text:span text:style-name="T2">২. অকৃতজ্ঞতা ও অবহেলা:</text:span></text:span></text:h>
      <text:p text:style-name="P10">জীবনের সবকিছু বাবা-মায়ের অবদান হলেও তাঁদের প্রতি শ্রদ্ধা ও কৃতজ্ঞতার বদলে অবহেলা প্রদর্শন করা বড় ধরনের নৈতিক ব্যর্থতা।</text:p>
      <text:h text:style-name="P11" text:outline-level="3"><text:span text:style-name="Strong_20_Emphasis"><text:span text:style-name="T2">৩. মানবিকতার ঘাটতি:</text:span></text:span></text:h>
      <text:p text:style-name="P10">পিতা মৃত্যুশয্যায়, অথচ সন্তানদের মনে সামান্য দুঃখ বা টানও নেই। এটি তাদের হৃদয়ের কঠোরতা প্রকাশ করে।</text:p>
      <text:h text:style-name="P11" text:outline-level="3"><text:soft-page-break/><text:span text:style-name="Strong_20_Emphasis"><text:span text:style-name="T2">৪. সামাজিক ও ধর্মীয় মূল্যবোধের পতন:</text:span></text:span></text:h>
      <text:p text:style-name="P10">পিতা-মাতার প্রতি সম্মান ইসলাম ও সমাজ উভয়েই অত্যন্ত গুরুত্ব দেয়; সন্তানদের আচরণ সেই মূল্যবোধের বিপরীত।</text:p>
      <text:p text:style-name="P7"><text:span text:style-name="T2">➡️ ফলে সন্তানের আচরণে </text:span><text:span text:style-name="Strong_20_Emphasis"><text:span text:style-name="T2">অমানবিকতা, অকৃতজ্ঞতা, অবহেলা ও নৈতিক পতন</text:span></text:span><text:span text:style-name="T2"> স্পষ্টভাবে প্রকাশ পেয়েছে।</text:span></text:p>
      <text:p text:style-name="P8"/>
      <text:h text:style-name="P9" text:outline-level="1"><text:span text:style-name="Strong_20_Emphasis"><text:span text:style-name="T2">ঘ. উদ্দীপকে বর্ণিত বয়স্কদের প্রতি সন্তানদের আচরণের শাস্তি ইসলামের আলোকে বিশ্লেষণ কর। (৪ নম্বর)</text:span></text:span></text:h>
      <text:p text:style-name="P10">ইসলামে পিতা-মাতার প্রতি সদ্ব্যবহার করা ফরজ। তাঁদের অবহেলা করা, কষ্ট দেওয়া বা সম্মান না করা গুরুতর অপরাধ। সন্তানদের এসব আচরণের শাস্তি ইসলামে বিভিন্নভাবে উল্লেখ আছে—</text:p>
      <text:h text:style-name="P11" text:outline-level="3"><text:span text:style-name="Strong_20_Emphasis"><text:span text:style-name="T2">১. আল্লাহর অসন্তুষ্টি:</text:span></text:span></text:h>
      <text:p text:style-name="P7"><text:span text:style-name="T2">রাসুল (সা.) বলেছেন—<text:line-break/></text:span><text:span text:style-name="Strong_20_Emphasis"><text:span text:style-name="T2">“পিতা-মাতার সন্তুষ্টিতে আল্লাহর সন্তুষ্টি এবং তাদের অসন্তুষ্টিতে আল্লাহর অসন্তুষ্টি।”</text:span></text:span><text:span text:style-name="T2"><text:line-break/>সন্তানদের আচরণ আল্লাহর গজব ডেকে আনে।</text:span></text:p>
      <text:h text:style-name="P11" text:outline-level="3"><text:span text:style-name="Strong_20_Emphasis"><text:span text:style-name="T2">২. দুনিয়ায় শাস্তি:</text:span></text:span></text:h>
      <text:p text:style-name="P10">পিতা-মাতার অবহেলার কারণে আল্লাহ দুনিয়াতে দ্রুত শাস্তি দেন—<text:line-break/>যেমন: মানসিক অশান্তি, পরিবারে সমস্যা, নিজের সন্তানের কাছ থেকে একই আচরণ পাওয়া ইত্যাদি।</text:p>
      <text:h text:style-name="P11" text:outline-level="3"><text:span text:style-name="Strong_20_Emphasis"><text:span text:style-name="T2">৩. আখেরাতের শাস্তি:</text:span></text:span></text:h>
      <text:p text:style-name="P7"><text:span text:style-name="T2">কুরআনে বলা হয়েছে,<text:line-break/></text:span><text:span text:style-name="Strong_20_Emphasis"><text:span text:style-name="T2">পিতা-মাতার প্রতি ‘উফ্‌’ বলা পর্যন্ত নিষিদ্ধ।</text:span></text:span><text:span text:style-name="T2"><text:line-break/>যারা তাদের প্রতি অবহেলা করবে, আল্লাহ তাদের জন্য কঠিন হিসাব ও শাস্তি রেখেছেন।</text:span></text:p>
      <text:h text:style-name="P11" text:outline-level="3"><text:span text:style-name="Strong_20_Emphasis"><text:span text:style-name="T2">৪. নৈতিক ও সামাজিক ধ্বংস:</text:span></text:span></text:h>
      <text:p text:style-name="P10">পিতা-মাতার প্রতি দায়িত্ব পালন না করলে সমাজে মানবিকতা নষ্ট হয়, সম্পর্ক দুর্বল হয়, এবং পরিবার কাঠামো ভেঙে পড়ে—এটিও ইসলামে শাস্তির একটি রূপ।</text:p>
      <text:p text:style-name="P7"><text:span text:style-name="T2">➡️ তাই উদ্দীপকের সন্তানরা যে আচরণ করেছে তা ইসলামে </text:span><text:span text:style-name="Strong_20_Emphasis"><text:span text:style-name="T2">গুরুতর অপরাধ</text:span></text:span><text:span text:style-name="T2">, এবং এর শাস্তি দুনিয়া ও আখেরাত উভয় জায়গাতেই ভোগ করতে হবে বলে ইসলাম সতর্ক করেছে।</text:span></text:p>
      <text:h text:style-name="P12" text:outline-level="1"><text:span text:style-name="Strong_20_Emphasis"><text:span text:style-name="T2">০৩. উদ্দীপক ভিত্তিক প্রশ্নের উত্তর</text:span></text:span></text:h>
      <text:p text:style-name="P8"/>
      <text:h text:style-name="P13" text:outline-level="2"><text:span text:style-name="Strong_20_Emphasis"><text:span text:style-name="T2">ক. আখলাক শব্দের অর্থ কী? (২ নম্বর)</text:span></text:span></text:h>
      <text:p text:style-name="P7"><text:span text:style-name="Strong_20_Emphasis"><text:span text:style-name="T2">আখলাক</text:span></text:span><text:span text:style-name="T2"> শব্দের আক্ষরিক অর্থ হলো—<text:line-break/></text:span><text:span text:style-name="Strong_20_Emphasis"><text:span text:style-name="T2">স্বভাব, চরিত্র, নৈতিকতা ও আচরণ।</text:span></text:span><text:span text:style-name="T2"><text:line-break/></text:span><text:soft-page-break/><text:span text:style-name="T2">মানুষের অভ্যন্তরীণ গুণাবলি ও বাহ্যিক আচরণ—সব মিলিয়ে আখলাক বলা হয়। এটি মানুষের ব্যক্তিত্বকে সুন্দর বা অসুন্দর করে তোলে।</text:span></text:p>
      <text:p text:style-name="P8"/>
      <text:h text:style-name="P13" text:outline-level="2"><text:span text:style-name="Strong_20_Emphasis"><text:span text:style-name="T2">খ. আখলাক বলতে কী বুঝ? (২ নম্বর)</text:span></text:span></text:h>
      <text:p text:style-name="P10">আখলাক বলতে মানুষ যে নৈতিক গুণাবলি, আচরণ, ব্যবহারে অভ্যস্ত থাকে—তাকেই বোঝায়।<text:line-break/>এর মধ্যে রয়েছে—</text:p>
      <text:list text:style-name="L2">
        <text:list-item>
          <text:p text:style-name="P14">সত্যবাদিতা</text:p>
        </text:list-item>
        <text:list-item>
          <text:p text:style-name="P14">নম্রতা</text:p>
        </text:list-item>
        <text:list-item>
          <text:p text:style-name="P14">ন্যায়পরায়ণতা</text:p>
        </text:list-item>
        <text:list-item>
          <text:p text:style-name="P14">দয়া ও ক্ষমাশীলতা</text:p>
        </text:list-item>
        <text:list-item>
          <text:p text:style-name="P14">সৎ আচরণ</text:p>
        </text:list-item>
        <text:list-item>
          <text:p text:style-name="P14">সুন্দর ব্যবহার</text:p>
        </text:list-item>
      </text:list>
      <text:p text:style-name="P10">সংক্ষেপে, মানুষকে সামাজিক ও নৈতিকভাবে গ্রহণযোগ্য করে তোলে এমন সব গুণই আখলাক।</text:p>
      <text:p text:style-name="P8"/>
      <text:h text:style-name="P13" text:outline-level="2"><text:span text:style-name="Strong_20_Emphasis"><text:span text:style-name="T2">গ. সোহেলের জীবনে কোন প্রকারের আখলাকের প্রতিফলন ঘটেছে? ব্যাখ্যা কর। (৩ নম্বর)</text:span></text:span></text:h>
      <text:p text:style-name="P7"><text:span text:style-name="T2">সোহেলের জীবনে প্রতিফলিত হয়েছে </text:span><text:span text:style-name="Strong_20_Emphasis"><text:span text:style-name="T2">আখলাকে হামিদাহ</text:span></text:span><text:span text:style-name="T2">, অর্থাৎ উত্তম ও প্রশংসনীয় আচার-আচরণ।</text:span></text:p>
      <text:p text:style-name="P10">ব্যাখ্যা:</text:p>
      <text:list text:style-name="L3">
        <text:list-item>
          <text:p text:style-name="P15">সে নিয়মিত কুরআন ও হাদিস পড়ে, যা তাকে নৈতিকভাবে উন্নত করেছে।</text:p>
        </text:list-item>
        <text:list-item>
          <text:p text:style-name="P15">তার উপলব্ধি—“উত্তম চরিত্র মানুষকে উন্নত করে”—এটি তার চরিত্রবান হওয়ার সচেতন প্রচেষ্টাকে দেখায়।</text:p>
        </text:list-item>
        <text:list-item>
          <text:p text:style-name="P15">সোহেল নিজের জীবনে সত্যবাদিতা, ভদ্রতা, নম্রতা ও নৈতিকতা অনুসরণ করছে।</text:p>
        </text:list-item>
        <text:list-item>
          <text:p text:style-name="P15">ফলে সমাজের সবাই তাকে ভালোবাসে ও সম্মান করে।</text:p>
        </text:list-item>
      </text:list>
      <text:p text:style-name="P10">এগুলোই আখলাকে হামিদাহর স্পষ্ট প্রকাশ।</text:p>
      <text:p text:style-name="P8"/>
      <text:h text:style-name="P13" text:outline-level="2"><text:span text:style-name="Strong_20_Emphasis"><text:span text:style-name="T2">ঘ. উত্তম চরিত্র বা আখলাকে হামিদাহর গুরুত্ব ও তাৎপর্য বর্ণনা কর। (৪ নম্বর)</text:span></text:span></text:h>
      <text:p text:style-name="P10">উত্তম চরিত্র বা আখলাকে হামিদাহ মানুষের জীবনে অত্যন্ত গুরুত্বপূর্ণ। এর তাৎপর্য—</text:p>
      <text:h text:style-name="P11" text:outline-level="3"><text:soft-page-break/><text:span text:style-name="Strong_20_Emphasis"><text:span text:style-name="T2">১. ব্যক্তিত্ব ও মানসিক উন্নয়ন:</text:span></text:span></text:h>
      <text:p text:style-name="P10">আখলাকে হামিদাহ মানুষের অন্তরকে শুদ্ধ করে, তাকে সত্য, ন্যায় ও সততার পথে চালিত করে। চরিত্র ভালো হলে মানুষ সবার কাছে সম্মানিত হয়।</text:p>
      <text:h text:style-name="P11" text:outline-level="3"><text:span text:style-name="Strong_20_Emphasis"><text:span text:style-name="T2">২. সামাজিক শান্তি স্থাপনে ভূমিকা:</text:span></text:span></text:h>
      <text:p text:style-name="P10">উত্তম চরিত্রসম্পন্ন মানুষ সমাজে সৌহার্দ্য, সহমর্মিতা ও বিশ্বাস তৈরি করে। মানুষ তার প্রতি আস্থা রাখে এবং সমাজে সুসম্পর্ক প্রতিষ্ঠিত হয়।</text:p>
      <text:h text:style-name="P11" text:outline-level="3"><text:span text:style-name="Strong_20_Emphasis"><text:span text:style-name="T2">৩. নৈতিক অবক্ষয় থেকে রক্ষা:</text:span></text:span></text:h>
      <text:p text:style-name="P10">চরিত্র ভালো থাকলে মিথ্যা, প্রতারণা, অহংকার, হিংসা, রাগ—এসব খারাপ গুণ থেকে মানুষ দূরে থাকে। এতে ব্যক্তি ও সমাজ উভয়ই সুরক্ষিত থাকে।</text:p>
      <text:h text:style-name="P11" text:outline-level="3"><text:span text:style-name="Strong_20_Emphasis"><text:span text:style-name="T2">৪. ইসলামে সফলতার অন্যতম শর্ত:</text:span></text:span></text:h>
      <text:p text:style-name="P7"><text:span text:style-name="T2">রাসুল (সা.) বলেছেন—<text:line-break/></text:span><text:span text:style-name="Strong_20_Emphasis"><text:span text:style-name="T2">“আমি উত্তম চরিত্রসম্পন্ন মানুষ তৈরি করতে পাঠানো হয়েছি।”</text:span></text:span><text:span text:style-name="T2"><text:line-break/>অতএব, আল্লাহর সন্তুষ্টি লাভ ও দ্বীনকে পরিপূর্ণভাবে অনুসরণ করতে হলে আখলাকে হামিদাহ অপরিহার্য।</text:span></text:p>
      <text:p text:style-name="P10">➡️ সারকথা, উত্তম চরিত্র মানুষকে সম্মানিত, সফল, প্রিয়পাত্র ও নৈতিকতার দৃষ্টান্ত হিসেবে গড়ে তোলে।</text:p>
      <text:p text:style-name="P8"/>
      <text:h text:style-name="P9" text:outline-level="1"><text:span text:style-name="Strong_20_Emphasis"><text:span text:style-name="T2">০৪ নম্বর প্রশ্ন</text:span></text:span></text:h>
      <text:h text:style-name="P16" text:outline-level="2"><text:span text:style-name="Strong_20_Emphasis"><text:span text:style-name="T2">ক. সিদকুন শব্দের অর্থ কী? (১ মার্ক)</text:span></text:span></text:h>
      <text:p text:style-name="P7"><text:span text:style-name="Strong_20_Emphasis"><text:span text:style-name="T2">সিদকুন</text:span></text:span><text:span text:style-name="T2"> শব্দের অর্থ হলো </text:span><text:span text:style-name="Strong_20_Emphasis"><text:span text:style-name="T2">সত্যবাদিতা বা সত্য কথা বলা।</text:span></text:span></text:p>
      <text:p text:style-name="P17"/>
      <text:h text:style-name="P16" text:outline-level="2"><text:span text:style-name="Strong_20_Emphasis"><text:span text:style-name="T2">খ. সত্যবাদিতা বলতে কী বুঝ? (২ মার্ক)</text:span></text:span></text:h>
      <text:p text:style-name="P7"><text:span text:style-name="T2">সত্যবাদিতা বলতে বুঝায়—<text:line-break/></text:span><text:span text:style-name="Strong_20_Emphasis"><text:span text:style-name="T2">কথা, কাজ ও আচরণে সত্য অনুসরণ করা এবং কোনো অবস্থাতেই মিথ্যা না বলা।</text:span></text:span><text:span text:style-name="T2"><text:line-break/>সত্যবাদী মানুষ সবসময় সৎ পথে থাকে এবং সমাজে বিশ্বাসযোগ্য হয়।</text:span></text:p>
      <text:p text:style-name="P17"/>
      <text:h text:style-name="P16" text:outline-level="2"><text:span text:style-name="Strong_20_Emphasis"><text:span text:style-name="T2">গ. রাবেয়ার কাজগুলোকে সত্যবাদিতার আলোকে ব্যাখ্যা কর। (৩ মার্ক)</text:span></text:span></text:h>
      <text:p text:style-name="P10">রাবেয়ার আচরণে সত্যবাদিতার অভাব স্পষ্ট।</text:p>
      <text:list text:style-name="L4">
        <text:list-item>
          <text:p text:style-name="P18">সে ক্লাসের কাজ করেছে বলে মিথ্যা বলে।</text:p>
        </text:list-item>
        <text:list-item>
          <text:p text:style-name="P18">আবার টাকা নেই বললেও পরে আচার কিনে খায়—এটাও মিথ্যা।</text:p>
        </text:list-item>
        <text:list-item>
          <text:p text:style-name="P18"><text:soft-page-break/>তার কথাবার্তা ও কাজে অসঙ্গতি আছে, যা ইসলামী নৈতিকতার বিরোধী।<text:line-break/>এগুলো সবই অসত্যবাদিতার উদাহরণ।</text:p>
        </text:list-item>
      </text:list>
      <text:p text:style-name="P17"/>
      <text:h text:style-name="P16" text:outline-level="2"><text:span text:style-name="Strong_20_Emphasis"><text:span text:style-name="T2">ঘ. মালিহার বর্ণিত হাদিসের আলোকে সত্যবাদিতার গুরুত্ব বর্ণনা কর। (৪ মার্ক)</text:span></text:span></text:h>
      <text:p text:style-name="P10">হাদিসে সত্যবাদিতাকে অত্যন্ত গুরুত্বপূর্ণ গুণ হিসেবে উল্লেখ করা হয়েছে।</text:p>
      <text:list text:style-name="L5">
        <text:list-item>
          <text:p text:style-name="P19">সত্যবাদিতা মানুষকে ন্যায়পরায়ণ করে।</text:p>
        </text:list-item>
        <text:list-item>
          <text:p text:style-name="P19">এটি বিশ্বাস তৈরি করে এবং সমাজে সম্মান বাড়ায়।</text:p>
        </text:list-item>
        <text:list-item>
          <text:p text:style-name="P19">সত্যবাদী মানুষ আল্লাহর কাছে প্রিয় এবং সঠিক পথে থাকে।</text:p>
        </text:list-item>
        <text:list-item>
          <text:p text:style-name="P19">মিথ্যা মানুষকে পাপের দিকে ঠেলে দেয়, আর সত্য মানুষকে সৎ পথে রাখে।<text:line-break/>তাই ইসলামে সত্যবাদিতা চরিত্র উন্নতির মূল ভিত্তি।</text:p>
        </text:list-item>
      </text:list>
      <text:p text:style-name="P17"/>
      <text:h text:style-name="P20" text:outline-level="1"><text:span text:style-name="Strong_20_Emphasis"><text:span text:style-name="T2">০৫ নম্বর প্রশ্ন</text:span></text:span></text:h>
      <text:h text:style-name="P16" text:outline-level="2"><text:span text:style-name="Strong_20_Emphasis"><text:span text:style-name="T2">ক. আল্লাহর পরে সন্তানের ওপর কাদের অধিকার সবচেয়ে বেশি? (১ মার্ক)</text:span></text:span></text:h>
      <text:p text:style-name="P7"><text:span text:style-name="T2">আল্লাহর পরে সন্তানের ওপর </text:span><text:span text:style-name="Strong_20_Emphasis"><text:span text:style-name="T2">পিতা-মাতার অধিকার</text:span></text:span><text:span text:style-name="T2"> সবচেয়ে বেশি।</text:span></text:p>
      <text:p text:style-name="P17"/>
      <text:h text:style-name="P16" text:outline-level="2"><text:span text:style-name="Strong_20_Emphasis"><text:span text:style-name="T2">খ. পিতামাতার অধিকার বলতে কী বোঝায়? (২ মার্ক)</text:span></text:span></text:h>
      <text:p text:style-name="P7"><text:span text:style-name="T2">পিতামাতার অধিকার বলতে বোঝায়—<text:line-break/></text:span><text:span text:style-name="Strong_20_Emphasis"><text:span text:style-name="T2">তাদের প্রতি সম্মান, যত্ন, আদব, ভালোবাসা, সেবা ও আনুগত্য প্রদর্শন করা।</text:span></text:span><text:span text:style-name="T2"><text:line-break/>তাদের নির্দেশ মানা এবং কষ্ট না দেওয়া সন্তানদের দায়িত্ব।</text:span></text:p>
      <text:p text:style-name="P17"/>
      <text:h text:style-name="P16" text:outline-level="2"><text:span text:style-name="Strong_20_Emphasis"><text:span text:style-name="T2">গ. হযরত বায়েযিদ বোস্তামির কর্মকাণ্ডে আখলাকে হামিদাহর কোন গুণটি ফুটে উঠেছে? ব্যাখ্যা কর। (৩ মার্ক)</text:span></text:span></text:h>
      <text:p text:style-name="P7"><text:span text:style-name="T2">এখানে ফুটে উঠেছে </text:span><text:span text:style-name="Strong_20_Emphasis"><text:span text:style-name="T2">পিতামাতার প্রতি সম্মান ও সেবা (Birrul Walidain)</text:span></text:span><text:span text:style-name="T2">।</text:span></text:p>
      <text:list text:style-name="L6">
        <text:list-item>
          <text:p text:style-name="P21">মাকে ঘুমন্ত দেখে ডেকে কষ্ট দিতে চাননি।</text:p>
        </text:list-item>
        <text:list-item>
          <text:p text:style-name="P21">সারারাত জেগে পানি হাতে দাঁড়িয়ে ছিলেন—এটি অতুলনীয় শ্রদ্ধা, ধৈর্য ও যত্নের নিদর্শন।<text:line-break/>এটাই আখলাকে হামিদাহর অন্যতম মহান গুণ।</text:p>
        </text:list-item>
      </text:list>
      <text:p text:style-name="P17"/>
      <text:h text:style-name="P16" text:outline-level="2"><text:span text:style-name="Strong_20_Emphasis"><text:span text:style-name="T2">ঘ. মৃত্যুপরবর্তী সময়ে পিতামাতার প্রতি আমাদের দায়িত্ব-কর্তব্য বিশ্লেষণ কর। (৪ মার্ক)</text:span></text:span></text:h>
      <text:p text:style-name="P10">পিতামাতা মারা যাওয়ার পরেও তাদের অধিকার শেষ হয় না। সন্তানের দায়িত্ব—</text:p>
      <text:h text:style-name="P22" text:outline-level="3"><text:soft-page-break/><text:span text:style-name="Strong_20_Emphasis"><text:span text:style-name="T2">১. তাদের জন্য দোয়া করা</text:span></text:span></text:h>
      <text:p text:style-name="P10">তাদের মাফ, রহমত ও জান্নাতের জন্য দোয়া করা।</text:p>
      <text:h text:style-name="P22" text:outline-level="3"><text:span text:style-name="Strong_20_Emphasis"><text:span text:style-name="T2">২. সদকা-এ-জারিয়া করা</text:span></text:span></text:h>
      <text:p text:style-name="P10">তাদের নামে মসজিদ, কূপ, দান ইত্যাদি করা—যার সওয়াব তাদের কাছে পৌঁছায়।</text:p>
      <text:h text:style-name="P22" text:outline-level="3"><text:span text:style-name="Strong_20_Emphasis"><text:span text:style-name="T2">৩. তাদের আমানত ও প্রতিশ্রুতি পূরণ করা</text:span></text:span></text:h>
      <text:p text:style-name="P10">তাদের রেখে যাওয়া দায়িত্ব ও ঋণ পরিশোধ করা।</text:p>
      <text:h text:style-name="P22" text:outline-level="3"><text:span text:style-name="Strong_20_Emphasis"><text:span text:style-name="T2">৪. আত্মীয়দের সাথে ভালো সম্পর্ক রাখা</text:span></text:span></text:h>
      <text:p text:style-name="P10">পিতা-মাতার আত্মীয়দের সম্মান করা—এটিও তাদের অধিকার পূরণের অংশ।</text:p>
      <text:p text:style-name="P10">➡️ ইসলামে বলা হয়েছে, সন্তানের নেক কাজের সওয়াব মৃত্যুর পরও পিতা-মাতাকে পৌঁছায়—এটাই তাদের প্রতি চিরস্থায়ী দায়িত্ব।</text:p>
      <text:p text:style-name="P10">০৬. প্রশ্নসমূহের উত্তর ক. আখলাক কী? আখলাক হলো মানুষের অন্তরের গুণাবলি ও আচরণ—যার মাধ্যমে মানুষ ভালো-মন্দ পার্থক্য করতে পারে এবং নৈতিকভাবে সঠিক পথে চলতে পরিচালিত হয়।</text:p>
      <text:p text:style-name="P10">খ. আখলাকে হামিদাহ বলতে কী বোঝ? আখলাকে হামিদাহ বলতে মানুষের ভালো, প্রশংসনীয় ও নৈতিক আচরণকে বোঝায়। যেমন সত্যবাদিতা, দয়া, সাহায্য-সহযোগিতা, নম্রতা, সংযম, পরোপকার ইত্যাদি।</text:p>
      <text:p text:style-name="P10">গ. রিফাতের আচরণে কার অধিকার লঙ্ঘিত হয়েছে? ব্যাখ্যা কর। রিফাতের আচরণে আত্মীয়স্বজনের অধিকার লঙ্ঘিত হয়েছে। কারণ—শাহিন ভয়াবহ দুর্ঘটনার শিকার এলাকায় কাজ করলেও রিফাত তার খবর নেয়নি, খোঁজখবর রাখেনি। বিপদে আত্মীয়ের পাশে দাঁড়ানো, সহানুভূতি দেখানো এবং খোঁজ নেওয়া ইসলামের নির্দেশিত গুরুত্বপূর্ণ দায়িত্ব। রিফাত এটি পালন না করে আত্মীয়তার হক নষ্ট করেছে।</text:p>
      <text:p text:style-name="P10">ঘ. রিফাতের আচরণের পরিণতি ইসলামের দৃষ্টিতে আলোচনা কর। ইসলামের দৃষ্টিতে রিফাতের এই উদাসীনতা নিন্দনীয় এবং এর পরিণতি হলো—</text:p>
      <text:p text:style-name="P10">সে গুনাহগার হবে, কারণ আত্মীয়ের অধিকার অবহেলা করা ইসলামে নিষিদ্ধ।</text:p>
      <text:p text:style-name="P10">আত্মীয়তার সম্পর্ক দুর্বল হয়ে যাবে, যা ইসলামের দৃষ্টিতে বড় ক্ষতি।</text:p>
      <text:p text:style-name="P10">সমাজে তার প্রতি বিশ্বাস ও সম্মান কমে যাবে।</text:p>
      <text:p text:style-name="P10">আল্লাহর নিকট এ আচরণের জন্য জবাবদিহি করতে হবে।</text:p>
      <text:p text:style-name="P10">মূল কথা—মানুষের দুর্দিনে খোঁজ না নেওয়া ইসলামে বড় নৈতিক ব্যর্থতা হিসেবে গণ্য হয়।</text:p>
      <text:h text:style-name="P9" text:outline-level="1"><text:span text:style-name="Strong_20_Emphasis"><text:span text:style-name="T2">০৭. সম্পূর্ণ সাজানো উত্তর</text:span></text:span></text:h>
      <text:p text:style-name="P17"/>
      <text:h text:style-name="P16" text:outline-level="2"><text:soft-page-break/><text:span text:style-name="Strong_20_Emphasis"><text:span text:style-name="T2">ক. আত্মীয় কে?</text:span></text:span><text:span text:style-name="T3"> </text:span><text:span text:style-name="Emphasis"><text:span text:style-name="T3">(১ প্যারা — ১ কথায় অর্থ)</text:span></text:span></text:h>
      <text:p text:style-name="P10">আত্মীয় বলতে রক্তের সম্পর্ক, বিবাহসূত্র বা পারিবারিক বংশপরম্পরায় যাদের সাথে ঘনিষ্ঠ সম্পর্ক রয়েছে—যেমন বাবা-মা, ভাইবোন, চাচা-খালা, মামা-ফুপু প্রভৃতি।</text:p>
      <text:p text:style-name="P17"/>
      <text:h text:style-name="P16" text:outline-level="2"><text:span text:style-name="Strong_20_Emphasis"><text:span text:style-name="T2">খ. আমরা আত্মীয়স্বজনের সাথে সদাচরণ করব কেন?</text:span></text:span><text:span text:style-name="T3"> </text:span><text:span text:style-name="Emphasis"><text:span text:style-name="T3">(২ প্যারা — ১ কথায় সারমর্ম + ব্যাখ্যা)</text:span></text:span></text:h>
      <text:p text:style-name="P7"><text:span text:style-name="Strong_20_Emphasis"><text:span text:style-name="T2">সারমর্ম (১ কথায়):</text:span></text:span><text:span text:style-name="T2"><text:line-break/>আত্মীয়তার বন্ধন রক্ষা করা ইসলামের মৌলিক নির্দেশ এবং মানবিক কর্তব্য।</text:span></text:p>
      <text:p text:style-name="P7"><text:span text:style-name="Strong_20_Emphasis"><text:span text:style-name="T2">ব্যাখ্যা:</text:span></text:span><text:span text:style-name="T2"><text:line-break/>আত্মীয়স্বজনের সাথে সদাচরণ করলে পারিবারিক ভালোবাসা, সহানুভূতি ও সামাজিক স্থিতি বজায় থাকে। ইসলাম আত্মীয়ের হক আদায় করা, দয়া করা ও সমস্যা হলে পাশে দাঁড়াতে বিশেষভাবে গুরুত্ব দিয়েছে। মহানবী (স.) বলেছেন, আত্মীয়তার সম্পর্ক বজায় রাখলে রিজিক বাড়ে এবং জীবনে বরকত আসে।</text:span></text:p>
      <text:p text:style-name="P17"/>
      <text:h text:style-name="P16" text:outline-level="2"><text:span text:style-name="Strong_20_Emphasis"><text:span text:style-name="T2">গ. ইসলামের দৃষ্টিতে আত্মীয়স্বজনের প্রতি মিজান সাহেবের করণীয় ও ব্যাখ্যা কর।</text:span></text:span></text:h>
      <text:p text:style-name="P7"><text:span text:style-name="Emphasis"><text:span text:style-name="T2">(৩ প্যারা — ১ কথায় + ব্যাখ্যা + সম্পর্ক)</text:span></text:span></text:p>
      <text:p text:style-name="P7"><text:span text:style-name="Strong_20_Emphasis"><text:span text:style-name="T2">১ কথায়:</text:span></text:span><text:span text:style-name="T2"><text:line-break/>মিজান সাহেবের করণীয় হলো—আত্মীয়দের সাথে সদাচরণ করা।</text:span></text:p>
      <text:p text:style-name="P7"><text:span text:style-name="Strong_20_Emphasis"><text:span text:style-name="T2">ব্যাখ্যা:</text:span></text:span><text:span text:style-name="T2"><text:line-break/>ইসলাম নির্দেশ দিয়েছে, আত্মীয় দরিদ্র হলেও, দুর্বল হলেও কিংবা আচরণে দুর্বল হলেও তাদের প্রতি সম্মান, সহযোগিতা ও মমতা প্রদর্শন জরুরি। খারাপ ব্যবহার করা, তাড়িয়ে দেওয়া বা কষ্ট দেওয়া সম্পূর্ণ অন্যায় এবং গুনাহের কাজ।</text:span></text:p>
      <text:p text:style-name="P7"><text:span text:style-name="Strong_20_Emphasis"><text:span text:style-name="T2">সম্পর্ক:</text:span></text:span><text:span text:style-name="T2"><text:line-break/>মিজান সাহেব নামাজ পড়লেও আত্মীয়তার হক নষ্ট করার মাধ্যমে তার ইবাদতের পূর্ণতা ক্ষতিগ্রস্ত হচ্ছে। কারণ—ইসলাম শুধু নামাজ নয়, মানবিক আচরণ ও আত্মীয়তার অধিকার রক্ষাকেও ঈমানের অংশ হিসেবে গণ্য করেছে।</text:span></text:p>
      <text:p text:style-name="P17"/>
      <text:h text:style-name="P16" text:outline-level="2"><text:span text:style-name="Strong_20_Emphasis"><text:span text:style-name="T2">ঘ. "আত্মীয়তার সম্পর্ক ছিন্নকারী জান্নাতে প্রবেশ করবে না।"—উদ্দীপকে উল্লিখিত হাদিসটির তাৎপর্য আলোচনা কর।</text:span></text:span></text:h>
      <text:p text:style-name="P7"><text:span text:style-name="Emphasis"><text:span text:style-name="T2">(৪ প্যারা — ৪ স্টেপ বিশ্লেষণ)</text:span></text:span></text:p>
      <text:p text:style-name="P7"><text:span text:style-name="Strong_20_Emphasis"><text:span text:style-name="T2">১ম ধাপ: নৈতিক সতর্কতা</text:span></text:span><text:span text:style-name="T2"><text:line-break/>হাদিসটি আমাদের সতর্ক করে যে, আত্মীয়তার বন্ধন ছিন্ন করা শুধু সামাজিক অপরাধ নয়; এটি আল্লাহর কাছে গুরুতর গুনাহ। যে এটি করবে তার পরিণতি খুব ভয়াবহ।</text:span></text:p>
      <text:p text:style-name="P7"><text:soft-page-break/><text:span text:style-name="Strong_20_Emphasis"><text:span text:style-name="T2">২য় ধাপ: সামাজিক বন্ধন রক্ষার গুরুত্ব</text:span></text:span><text:span text:style-name="T2"><text:line-break/>ইসলামে সমাজকে শক্তিশালী করতে আত্মীয়তার সম্পর্ককে মূল ভিত্তি ধরা হয়েছে। সম্পর্ক টিকিয়ে রাখা, দেখা-সাক্ষাৎ করা, সাহায্য করা—এসব সমাজে শান্তি আনে।</text:span></text:p>
      <text:p text:style-name="P7"><text:span text:style-name="Strong_20_Emphasis"><text:span text:style-name="T2">৩য় ধাপ: ব্যক্তির চরিত্র ও ঈমানের পরিচয়</text:span></text:span><text:span text:style-name="T2"><text:line-break/>আত্মীয়ের হক নষ্ট করা মানুষের ঈমানের দুর্বলতার প্রকাশ। যিনি নিজের মানুষের সাথেই ভালো থাকতে পারেন না, তার চরিত্র ইসলামী আদর্শের সঙ্গে সামঞ্জস্যপূর্ণ নয়।</text:span></text:p>
      <text:p text:style-name="P7"><text:span text:style-name="Strong_20_Emphasis"><text:span text:style-name="T2">৪র্থ ধাপ: আখিরাতের ফাইনাল ফলাফল</text:span></text:span><text:span text:style-name="T2"><text:line-break/>হাদিসটি জানান দেয়—যে ব্যক্তি আত্মীয়তার সম্পর্ক ভাঙবে, সে জান্নাতের যোগ্য হবে না। অর্থাৎ দুনিয়াতে সম্পর্ক নষ্ট করলে আখিরাতে তার কঠিন জবাবদিহি হবে।</text:span></text:p>
      <text:h text:style-name="P9" text:outline-level="1"><text:span text:style-name="Strong_20_Emphasis"><text:span text:style-name="T2">০৮. সম্পূর্ণ উত্তর</text:span></text:span></text:h>
      <text:p text:style-name="P17"/>
      <text:h text:style-name="P16" text:outline-level="2"><text:span text:style-name="Strong_20_Emphasis"><text:span text:style-name="T2">ক. হাদিস অনুযায়ী কত ঘর পর্যন্ত লোকদের প্রতিবেশী বলা হয়েছে?</text:span></text:span><text:span text:style-name="T3"> </text:span><text:span text:style-name="Emphasis"><text:span text:style-name="T3">(১ প্যারা)</text:span></text:span></text:h>
      <text:p text:style-name="P7"><text:span text:style-name="T2">হাদিস অনুযায়ী </text:span><text:span text:style-name="Strong_20_Emphasis"><text:span text:style-name="T2">তিন ঘর পর্যন্ত মানুষকে প্রতিবেশী হিসেবে গণ্য করা হয়েছে।</text:span></text:span></text:p>
      <text:p text:style-name="P17"/>
      <text:h text:style-name="P16" text:outline-level="2"><text:span text:style-name="Strong_20_Emphasis"><text:span text:style-name="T2">খ. প্রতিবেশীর প্রতি একটি কর্তব্য ব্যাখ্যা কর।</text:span></text:span><text:span text:style-name="T3"> </text:span><text:span text:style-name="Emphasis"><text:span text:style-name="T3">(২ প্যারা)</text:span></text:span></text:h>
      <text:p text:style-name="P7"><text:span text:style-name="Strong_20_Emphasis"><text:span text:style-name="T2">সারমর্ম (১ম প্যারা):</text:span></text:span><text:span text:style-name="T2"><text:line-break/>প্রতিবেশীর প্রতি সদাচরণ ও সহায়তা প্রদর্শন করা ইসলামে অত্যন্ত গুরুত্বপূর্ণ কর্তব্য।</text:span></text:p>
      <text:p text:style-name="P7"><text:span text:style-name="Strong_20_Emphasis"><text:span text:style-name="T2">ব্যাখ্যা (২য় প্যারা):</text:span></text:span></text:p>
      <text:list text:style-name="L7">
        <text:list-item>
          <text:p text:style-name="P23">প্রতিবেশীর খোঁজ রাখা, অসুস্থ হলে সাহায্য করা, সমস্যায় পাশে দাঁড়ানো ইসলামের নির্দেশিত দায়িত্ব।</text:p>
        </text:list-item>
        <text:list-item>
          <text:p text:style-name="P23">এটি সামাজিক বন্ধন ও পারস্পরিক সম্মান বৃদ্ধি করে এবং পরিবার ও সমাজে শান্তি বজায় রাখে।</text:p>
        </text:list-item>
        <text:list-item>
          <text:p text:style-name="P23">রাসুল (স.) বলেছেন, “যে ব্যক্তি প্রতিবেশীর সাথে ভদ্র আচরণ করে, আল্লাহ তাকে ভালোবাসেন।”</text:p>
        </text:list-item>
      </text:list>
      <text:p text:style-name="P17"/>
      <text:h text:style-name="P16" text:outline-level="2"><text:span text:style-name="Strong_20_Emphasis"><text:span text:style-name="T2">গ. অসুস্থ প্রতিবেশী নাহিদের প্রতি সাজিদ যে দায়িত্ব পালন করেছে তা কীরূপ হয়েছে? ব্যাখ্যা কর।</text:span></text:span><text:span text:style-name="T3"> </text:span><text:span text:style-name="Emphasis"><text:span text:style-name="T3">(৩ প্যারা)</text:span></text:span></text:h>
      <text:p text:style-name="P7"><text:span text:style-name="Strong_20_Emphasis"><text:span text:style-name="T2">১ কথায়:</text:span></text:span><text:span text:style-name="T2"><text:line-break/>সাজিদ প্রতিবেশীর প্রতি দায়িত্ব পালন করেছে সহানুভূতি ও সহায়তার মাধ্যমে।</text:span></text:p>
      <text:p text:style-name="P7"><text:span text:style-name="Strong_20_Emphasis"><text:span text:style-name="T2">ব্যাখ্যা:</text:span></text:span></text:p>
      <text:list text:style-name="L8">
        <text:list-item>
          <text:p text:style-name="P24">সে দ্রুত ছেলেটির অসুস্থতা দেখে তার মা-বাবাকে খবর দিয়েছে।</text:p>
        </text:list-item>
        <text:list-item>
          <text:p text:style-name="P24">নিকটস্থ হাসপাতালে নেওয়ার ব্যবস্থা করেছে।</text:p>
        </text:list-item>
        <text:list-item>
          <text:p text:style-name="P24"><text:soft-page-break/>নিজের স্কুলের কাজও পরে রেখেছে, কারণ মানুষের সাহায্য প্রাধান্য পেয়েছে।</text:p>
        </text:list-item>
      </text:list>
      <text:p text:style-name="P7"><text:span text:style-name="Strong_20_Emphasis"><text:span text:style-name="T2">সম্পর্ক:</text:span></text:span><text:span text:style-name="T2"><text:line-break/>এটি ইসলামে প্রতিবেশীর প্রতি কর্তব্য এবং সদাচরণের নিখুঁত উদাহরণ। সাজিদের আচরণ দেখায়, কিভাবে একজন সৎ মুসলমান সমাজ ও প্রতিবেশীর কল্যাণে দায়িত্ব পালন করে।</text:span></text:p>
      <text:p text:style-name="P17"/>
      <text:h text:style-name="P16" text:outline-level="2"><text:span text:style-name="Strong_20_Emphasis"><text:span text:style-name="T2">ঘ. 'প্রতিবেশীর সাথে ভালো ব্যবহার করা রাসুলুল্লাহ (স.)-এর আদেশ' কথাটি বুঝিয়ে লেখ।</text:span></text:span><text:span text:style-name="T3"> </text:span><text:span text:style-name="Emphasis"><text:span text:style-name="T3">(৪ প্যারা)</text:span></text:span></text:h>
      <text:p text:style-name="P7"><text:span text:style-name="Strong_20_Emphasis"><text:span text:style-name="T2">১ম ধাপ:</text:span></text:span><text:span text:style-name="T2"><text:line-break/>রাসুল (স.) আমাদের শিক্ষা দিয়েছেন, প্রতিবেশী শুধু পাশের মানুষ নয়, সামাজিক সম্পর্ক ও নৈতিক দায়িত্বের অংশ।</text:span></text:p>
      <text:p text:style-name="P7"><text:span text:style-name="Strong_20_Emphasis"><text:span text:style-name="T2">২য় ধাপ:</text:span></text:span><text:span text:style-name="T2"><text:line-break/>ভালো ব্যবহার মানে—সহানুভূতি দেখানো, অসুস্থ হলে সাহায্য করা, সমস্যায় পাশে থাকা এবং কোনো ক্ষতি বা কষ্ট না দেওয়া।</text:span></text:p>
      <text:p text:style-name="P7"><text:span text:style-name="Strong_20_Emphasis"><text:span text:style-name="T2">৩য় ধাপ:</text:span></text:span><text:span text:style-name="T2"><text:line-break/>এটি মুসলিম চরিত্রের গুরুত্বপূর্ণ পরিচায়ক। একজন সত্যিকারের মুসলমান তার প্রতিবেশীর কল্যাণ ও শান্তির প্রতি যত্নশীল।</text:span></text:p>
      <text:p text:style-name="P7"><text:span text:style-name="Strong_20_Emphasis"><text:span text:style-name="T2">৪র্থ ধাপ:</text:span></text:span><text:span text:style-name="T2"><text:line-break/>এভাবে আচরণ করলে সমাজে সৌহার্দ্য, সম্মান ও বিশ্বাস তৈরি হয়। আল্লাহও এমন ব্যক্তির সঙ্গে সন্তুষ্ট থাকেন এবং তাকে বরকত ও সওয়াব দান করেন।</text:span></text:p>
      <text:h text:style-name="P9" text:outline-level="1"><text:span text:style-name="Strong_20_Emphasis"><text:span text:style-name="T2">০৯. সম্পূর্ণ উত্তর</text:span></text:span></text:h>
      <text:p text:style-name="P17"/>
      <text:h text:style-name="P16" text:outline-level="2"><text:span text:style-name="Strong_20_Emphasis"><text:span text:style-name="T2">ক. মানুষের জন্য কার জীবনে উত্তম আদর্শ রয়েছে?</text:span></text:span><text:span text:style-name="T3"> </text:span><text:span text:style-name="Emphasis"><text:span text:style-name="T3">(১ প্যারা)</text:span></text:span></text:h>
      <text:p text:style-name="P7"><text:span text:style-name="T2">মানুষের জন্য উত্তম আদর্শ রয়েছে </text:span><text:span text:style-name="Strong_20_Emphasis"><text:span text:style-name="T2">রাসুলুল্লাহ (স.)-এর জীবনে।</text:span></text:span></text:p>
      <text:p text:style-name="P17"/>
      <text:h text:style-name="P16" text:outline-level="2"><text:span text:style-name="Strong_20_Emphasis"><text:span text:style-name="T2">খ. আমরা ছোটদের স্নেহ করব কেন?</text:span></text:span><text:span text:style-name="T3"> </text:span><text:span text:style-name="Emphasis"><text:span text:style-name="T3">(২ প্যারা)</text:span></text:span></text:h>
      <text:p text:style-name="P7"><text:span text:style-name="Strong_20_Emphasis"><text:span text:style-name="T2">সারমর্ম (১ম প্যারা):</text:span></text:span><text:span text:style-name="T2"><text:line-break/>ছোটদের প্রতি স্নেহ ও ভালোবাসা দেখানো ইসলামে অত্যন্ত গুরুত্বপূর্ণ নৈতিক দায়িত্ব।</text:span></text:p>
      <text:p text:style-name="P7"><text:span text:style-name="Strong_20_Emphasis"><text:span text:style-name="T2">ব্যাখ্যা (২য় প্যারা):</text:span></text:span></text:p>
      <text:list text:style-name="L9">
        <text:list-item>
          <text:p text:style-name="P25">এটি পারস্পরিক সৌহার্দ্য ও সহমর্মিতা বৃদ্ধি করে।</text:p>
        </text:list-item>
        <text:list-item>
          <text:p text:style-name="P25">ছোটদের প্রতি সদ্ব্যবহার ও মমতা তাদের সঠিকভাবে মানুষ হওয়ার পথে সাহায্য করে।</text:p>
        </text:list-item>
        <text:list-item>
          <text:p text:style-name="P25">হাদিসে বলা হয়েছে, যিনি ছোটদের স্নেহ করেন না, তিনি আমাদের দলভুক্ত নন—এটি ইসলামে সামাজিক সদাচরণের গুরুত্ব প্রদর্শন করে।</text:p>
        </text:list-item>
      </text:list>
      <text:p text:style-name="P17"><text:soft-page-break/></text:p>
      <text:h text:style-name="P16" text:outline-level="2"><text:span text:style-name="Strong_20_Emphasis"><text:span text:style-name="T2">গ. সাজিদ আহসান কীভাবে বড়দের প্রতি সম্মান দেখাবে? ব্যাখ্যা কর।</text:span></text:span><text:span text:style-name="T3"> </text:span><text:span text:style-name="Emphasis"><text:span text:style-name="T3">(৩ প্যারা)</text:span></text:span></text:h>
      <text:p text:style-name="P7"><text:span text:style-name="Strong_20_Emphasis"><text:span text:style-name="T2">১ কথায়:</text:span></text:span><text:span text:style-name="T2"><text:line-break/>বড়দের প্রতি সম্মান প্রদর্শন করে।</text:span></text:p>
      <text:p text:style-name="P7"><text:span text:style-name="Strong_20_Emphasis"><text:span text:style-name="T2">ব্যাখ্যা:</text:span></text:span></text:p>
      <text:list text:style-name="L10">
        <text:list-item>
          <text:p text:style-name="P26">সালাম দিয়ে তাদের সম্ভাষণ করা।</text:p>
        </text:list-item>
        <text:list-item>
          <text:p text:style-name="P26">কথা বলার সময় নম্রতা বজায় রাখা।</text:p>
        </text:list-item>
        <text:list-item>
          <text:p text:style-name="P26">তাদের উপস্থিতিতে উপযুক্ত আচরণ করা এবং অসম্মানজনক কথা না বলা।</text:p>
        </text:list-item>
      </text:list>
      <text:p text:style-name="P7"><text:span text:style-name="Strong_20_Emphasis"><text:span text:style-name="T2">সম্পর্ক:</text:span></text:span><text:span text:style-name="T2"><text:line-break/>বড়দের সম্মান ইসলামে একজন মুসলিমের চরিত্রের গুরুত্বপূর্ণ অংশ। এটি পারিবারিক ও সামাজিক সম্পর্ক সুস্থ রাখে এবং নৈতিক আদর্শ প্রতিষ্ঠা করে।</text:span></text:p>
      <text:p text:style-name="P17"/>
      <text:h text:style-name="P16" text:outline-level="2"><text:span text:style-name="Strong_20_Emphasis"><text:span text:style-name="T2">ঘ. উদ্দীপকের বর্ণনার আলোকে সহপাঠীদের সাথে সদ্ব্যবহারের প্রয়োজনীয়তা আলোচনা কর।</text:span></text:span><text:span text:style-name="T3"> </text:span><text:span text:style-name="Emphasis"><text:span text:style-name="T3">(৪ প্যারা)</text:span></text:span></text:h>
      <text:p text:style-name="P7"><text:span text:style-name="Strong_20_Emphasis"><text:span text:style-name="T2">১ম ধাপ: নৈতিক দিক</text:span></text:span><text:span text:style-name="T2"><text:line-break/>সহপাঠীদের সাথে সদ্ব্যবহার করা মানুষের চরিত্রকে নৈতিকভাবে সুন্দর করে এবং ভালো আচরণের বিকাশ ঘটায়।</text:span></text:p>
      <text:p text:style-name="P7"><text:span text:style-name="Strong_20_Emphasis"><text:span text:style-name="T2">২য় ধাপ: সামাজিক দিক</text:span></text:span><text:span text:style-name="T2"><text:line-break/>সদ্ব্যবহার বন্ধুত্ব ও পারস্পরিক বিশ্বাস তৈরি করে। এতে স্কুল ও সমাজে শান্তি ও সহযোগিতা বজায় থাকে।</text:span></text:p>
      <text:p text:style-name="P7"><text:span text:style-name="Strong_20_Emphasis"><text:span text:style-name="T2">৩য় ধাপ: ইসলামী দিক</text:span></text:span><text:span text:style-name="T2"><text:line-break/>হাদিসে স্পষ্টভাবে বলা হয়েছে, ছোটদের প্রতি স্নেহ ও বড়দের প্রতি সম্মান প্রদর্শন না করা একজন মুসলিমের জন্য গ্রহণযোগ্য নয়। তাই সহপাঠীদের সাথে সদ্ব্যবহার ইসলামের আদেশের অংশ।</text:span></text:p>
      <text:p text:style-name="P7"><text:span text:style-name="Strong_20_Emphasis"><text:span text:style-name="T2">৪র্থ ধাপ: ফলাফল ও উপকারিতা</text:span></text:span><text:span text:style-name="T2"><text:line-break/>সহপাঠীদের সাথে সদ্ব্যবহার করলে শিক্ষামূলক পরিবেশ উন্নত হয়, মানুষ পরস্পরের প্রতি সহমর্মী হয় এবং সমাজে সৌহার্দ্য বৃদ্ধি পায়। এটি একজন মুসলিমের আখলাকের উৎকর্ষও বৃদ্ধি করে।</text:span></text:p>
      <text:h text:style-name="P9" text:outline-level="1"><text:span text:style-name="Strong_20_Emphasis"><text:span text:style-name="T2">১০. সম্পূর্ণ উত্তর</text:span></text:span></text:h>
      <text:p text:style-name="P17"/>
      <text:h text:style-name="P16" text:outline-level="2"><text:span text:style-name="Strong_20_Emphasis"><text:span text:style-name="T2">ক. সিদক অর্থ কী?</text:span></text:span><text:span text:style-name="T3"> </text:span><text:span text:style-name="Emphasis"><text:span text:style-name="T3">(১ প্যারা)</text:span></text:span></text:h>
      <text:p text:style-name="P7"><text:span text:style-name="Strong_20_Emphasis"><text:span text:style-name="T2">সিদক</text:span></text:span><text:span text:style-name="T2"> শব্দের অর্থ হলো </text:span><text:span text:style-name="Strong_20_Emphasis"><text:span text:style-name="T2">সত্যবাদিতা বা সত্য কথা বলা।</text:span></text:span></text:p>
      <text:p text:style-name="P17"/>
      <text:h text:style-name="P16" text:outline-level="2"><text:soft-page-break/><text:span text:style-name="Strong_20_Emphasis"><text:span text:style-name="T2">খ. 'সত্যবাদিতা পুণ্যের পথে নিয়ে যায়'- ব্যাখ্যা কর।</text:span></text:span><text:span text:style-name="T3"> </text:span><text:span text:style-name="Emphasis"><text:span text:style-name="T3">(২ প্যারা)</text:span></text:span></text:h>
      <text:p text:style-name="P7"><text:span text:style-name="Strong_20_Emphasis"><text:span text:style-name="T2">সারমর্ম (১ম প্যারা):</text:span></text:span><text:span text:style-name="T2"><text:line-break/>সত্যবাদিতা মানুষকে নৈতিক ও ধর্মীয়ভাবে সঠিক পথে পরিচালিত করে।</text:span></text:p>
      <text:p text:style-name="P7"><text:span text:style-name="Strong_20_Emphasis"><text:span text:style-name="T2">ব্যাখ্যা (২য় প্যারা):</text:span></text:span></text:p>
      <text:list text:style-name="L11">
        <text:list-item>
          <text:p text:style-name="P27">সত্য কথা বলা মানুষের চরিত্রকে সৎ ও দায়িত্বশীল করে তোলে।</text:p>
        </text:list-item>
        <text:list-item>
          <text:p text:style-name="P27">এটি সমাজে বিশ্বাসযোগ্যতা বৃদ্ধি করে এবং দুনিয়া ও আখিরাতে সাফল্য এনে দেয়।</text:p>
        </text:list-item>
        <text:list-item>
          <text:p text:style-name="P27">হাদিসে বলা হয়েছে, সত্যবাদী মানুষ আল্লাহর কাছে প্রিয় এবং তার কাজ ও কথার প্রতি বরকত হয়।</text:p>
        </text:list-item>
      </text:list>
      <text:p text:style-name="P17"/>
      <text:h text:style-name="P16" text:outline-level="2"><text:span text:style-name="Strong_20_Emphasis"><text:span text:style-name="T2">গ. আবিরকে কীভাবে মিথ্যা বলা থেকে বিরত রাখা যায়? ব্যাখ্যা কর।</text:span></text:span><text:span text:style-name="T3"> </text:span><text:span text:style-name="Emphasis"><text:span text:style-name="T3">(৩ প্যারা)</text:span></text:span></text:h>
      <text:p text:style-name="P7"><text:span text:style-name="Strong_20_Emphasis"><text:span text:style-name="T2">১ কথায়:</text:span></text:span><text:span text:style-name="T2"><text:line-break/>আবিরকে মিথ্যা থেকে বিরত রাখা যায় সতর্ক উপদেশ ও নৈতিক শিক্ষা দিয়ে।</text:span></text:p>
      <text:p text:style-name="P7"><text:span text:style-name="Strong_20_Emphasis"><text:span text:style-name="T2">ব্যাখ্যা:</text:span></text:span></text:p>
      <text:list text:style-name="L12">
        <text:list-item>
          <text:p text:style-name="P28">পরিবার ও শিক্ষকরা তাকে সত্যের গুরুত্ব বোঝাবে।</text:p>
        </text:list-item>
        <text:list-item>
          <text:p text:style-name="P28">কুরআন ও হাদিসের উদাহরণ দিয়ে সত্যবাদিতার মহত্ত্ব শেখানো।</text:p>
        </text:list-item>
        <text:list-item>
          <text:p text:style-name="P28">ছোট ছোট দায়িত্বে সত্যি বলার অভ্যাস গড়ে তোলা।</text:p>
        </text:list-item>
      </text:list>
      <text:p text:style-name="P7"><text:span text:style-name="Strong_20_Emphasis"><text:span text:style-name="T2">সম্পর্ক:</text:span></text:span><text:span text:style-name="T2"><text:line-break/>এভাবে সত্যবাদিতা চর্চা করলে আবিরের চরিত্র উন্নত হবে, তার সামাজিক বিশ্বাসযোগ্যতা বাড়বে এবং ইসলামের নৈতিক আদর্শ মেনে চলা সম্ভব হবে।</text:span></text:p>
      <text:p text:style-name="P17"/>
      <text:h text:style-name="P16" text:outline-level="2"><text:span text:style-name="Strong_20_Emphasis"><text:span text:style-name="T2">ঘ. মিথ্যাবাদিতার কারণে আবিরের পরিণতি কী হতে পারে? বিশ্লেষণ কর।</text:span></text:span><text:span text:style-name="T3"> </text:span><text:span text:style-name="Emphasis"><text:span text:style-name="T3">(৪ প্যারা)</text:span></text:span></text:h>
      <text:p text:style-name="P7"><text:span text:style-name="Strong_20_Emphasis"><text:span text:style-name="T2">১ম ধাপ: নৈতিক ক্ষতি</text:span></text:span><text:span text:style-name="T2"><text:line-break/>মিথ্যা বলার অভ্যাস আবিরের চরিত্রকে দুর্বল ও অসৎ করে দেবে।</text:span></text:p>
      <text:p text:style-name="P7"><text:span text:style-name="Strong_20_Emphasis"><text:span text:style-name="T2">২য় ধাপ: সামাজিক ক্ষতি</text:span></text:span><text:span text:style-name="T2"><text:line-break/>পরিবেশ ও মানুষদের মধ্যে তার বিশ্বাসযোগ্যতা কমে যাবে। বন্ধুবান্ধব ও পরিবার তার উপর কম ভরসা করবে।</text:span></text:p>
      <text:p text:style-name="P7"><text:span text:style-name="Strong_20_Emphasis"><text:span text:style-name="T2">৩য় ধাপ: আখিরাতের ক্ষতি</text:span></text:span><text:span text:style-name="T2"><text:line-break/>হাদিসে বলা হয়েছে, মিথ্যাবাদী ব্যক্তি আল্লাহর নৈকট্য হারায় এবং আখিরাতে কঠিন শাস্তির মুখোমুখি হয়।</text:span></text:p>
      <text:p text:style-name="P7"><text:span text:style-name="Strong_20_Emphasis"><text:span text:style-name="T2">৪র্থ ধাপ: সামগ্রিক ফলাফল</text:span></text:span><text:span text:style-name="T2"><text:line-break/>দুনিয়ায় অপ্রতিষ্ঠিত চরিত্র ও আখিরাতে শাস্তি—মিথ্যাবাদিতার এই দুই দিকই আবিরের জন্য ক্ষতিকর। সত্যবাদিতা না মানলে সে কখনো পূর্ণ নৈতিক ও ধর্মীয় সাফল্য অর্জন করতে পারবে না।</text:span></text:p>
      <text:h text:style-name="P9" text:outline-level="1"><text:soft-page-break/><text:span text:style-name="Strong_20_Emphasis"><text:span text:style-name="T2">১১. সম্পূর্ণ উত্তর</text:span></text:span></text:h>
      <text:p text:style-name="P17"/>
      <text:h text:style-name="P16" text:outline-level="2"><text:span text:style-name="Strong_20_Emphasis"><text:span text:style-name="T2">ক. পরনিন্দা মানে কী?</text:span></text:span><text:span text:style-name="T3"> </text:span><text:span text:style-name="Emphasis"><text:span text:style-name="T3">(১ প্যারা)</text:span></text:span></text:h>
      <text:p text:style-name="P10">পরনিন্দা হলো কারও অনুপস্থিতিতে তার দোষ, ত্রুটি বা খারাপ আচরণ অন্যের কাছে বলা, যাতে তার খ্যাতি ক্ষুণ্ণ হয়।</text:p>
      <text:p text:style-name="P17"/>
      <text:h text:style-name="P16" text:outline-level="2"><text:span text:style-name="Strong_20_Emphasis"><text:span text:style-name="T2">খ. আমরা গিবত বা পরনিন্দা বর্জন করব কেন?</text:span></text:span><text:span text:style-name="T3"> </text:span><text:span text:style-name="Emphasis"><text:span text:style-name="T3">(২ প্যারা)</text:span></text:span></text:h>
      <text:p text:style-name="P7"><text:span text:style-name="Strong_20_Emphasis"><text:span text:style-name="T2">সারমর্ম (১ম প্যারা):</text:span></text:span><text:span text:style-name="T2"><text:line-break/>গিবত বা পরনিন্দা বর্জন করলে সমাজে শান্তি, সম্মান ও বিশ্বাস বজায় থাকে।</text:span></text:p>
      <text:p text:style-name="P7"><text:span text:style-name="Strong_20_Emphasis"><text:span text:style-name="T2">ব্যাখ্যা (২য় প্যারা):</text:span></text:span></text:p>
      <text:list text:style-name="L13">
        <text:list-item>
          <text:p text:style-name="P29">ইসলাম গিবতকে কঠোরভাবে নিষিদ্ধ করেছে।</text:p>
        </text:list-item>
        <text:list-item>
          <text:p text:style-name="P29">পরনিন্দা করলে বন্ধুত্ব, পারিবারিক ও সামাজিক সম্পর্ক ক্ষতিগ্রস্ত হয়।</text:p>
        </text:list-item>
        <text:list-item>
          <text:p text:style-name="P29">একজন সৎ মুসলিমকে সতর্ক ও ন্যায্য আচরণ করতে হবে; অন্যের খারাপ কথার মাধ্যমে সম্মান হরণ করা হারাম।</text:p>
        </text:list-item>
      </text:list>
      <text:p text:style-name="P17"/>
      <text:h text:style-name="P16" text:outline-level="2"><text:span text:style-name="Strong_20_Emphasis"><text:span text:style-name="T2">গ. আবুলের কাজটি কীভাবে বিপর্যয় সৃষ্টি করে? ব্যাখ্যা কর।</text:span></text:span><text:span text:style-name="T3"> </text:span><text:span text:style-name="Emphasis"><text:span text:style-name="T3">(৩ প্যারা)</text:span></text:span></text:h>
      <text:p text:style-name="P7"><text:span text:style-name="Strong_20_Emphasis"><text:span text:style-name="T2">১ কথায়:</text:span></text:span><text:span text:style-name="T2"><text:line-break/>আবুলের পরনিন্দা ও মিথ্যাচার বন্ধুত্ব ও সমাজে অশান্তি সৃষ্টি করে।</text:span></text:p>
      <text:p text:style-name="P7"><text:span text:style-name="Strong_20_Emphasis"><text:span text:style-name="T2">ব্যাখ্যা:</text:span></text:span></text:p>
      <text:list text:style-name="L14">
        <text:list-item>
          <text:p text:style-name="P30">মফিজের অনুপস্থিতিতে তার খারাপ কথা অন্যের কাছে বলা বন্ধুত্বে ফাটল দেয়।</text:p>
        </text:list-item>
        <text:list-item>
          <text:p text:style-name="P30">এই আচরণ দ্বন্দ্ব ও ঝগড়া সৃষ্টি করে, যা মারধর ও বিশৃঙ্খলার দিকে নিয়ে যায়।</text:p>
        </text:list-item>
      </text:list>
      <text:p text:style-name="P7"><text:span text:style-name="Strong_20_Emphasis"><text:span text:style-name="T2">সম্পর্ক:</text:span></text:span><text:span text:style-name="T2"><text:line-break/>আবুলের আচরণ সামাজিক এবং পারস্পরিক সম্পর্কের উপর নেতিবাচক প্রভাব ফেলে, যা ইসলামে অনৈতিক ও অবৈধ।</text:span></text:p>
      <text:p text:style-name="P17"/>
      <text:h text:style-name="P16" text:outline-level="2"><text:span text:style-name="Strong_20_Emphasis"><text:span text:style-name="T2">ঘ. "আবুলের কাজটি একটি জঘন্য অপরাধ"- তুমি কি একমত? বিশ্লেষণ কর।</text:span></text:span><text:span text:style-name="T3"> </text:span><text:span text:style-name="Emphasis"><text:span text:style-name="T3">(৪ প্যারা)</text:span></text:span></text:h>
      <text:p text:style-name="P7"><text:span text:style-name="Strong_20_Emphasis"><text:span text:style-name="T2">১ম ধাপ: নৈতিক বিশ্লেষণ</text:span></text:span><text:span text:style-name="T2"><text:line-break/>আবুলের আচরণ নৈতিকভাবে দোষারোপযোগ্য। অন্যের খারাপ কথা প্রচার করা ও মিথ্যা বলা জঘন্য পাপ।</text:span></text:p>
      <text:p text:style-name="P7"><text:span text:style-name="Strong_20_Emphasis"><text:span text:style-name="T2">২য় ধাপ: সামাজিক বিশ্লেষণ</text:span></text:span><text:span text:style-name="T2"><text:line-break/>এটি বন্ধুত্ব, পারিবারিক ও শিক্ষাপ্রতিষ্ঠানের পরিবেশে বিশৃঙ্খলা ও অসন্তোষ সৃষ্টি করে।</text:span></text:p>
      <text:p text:style-name="P7"><text:soft-page-break/><text:span text:style-name="Strong_20_Emphasis"><text:span text:style-name="T2">৩য় ধাপ: ইসলামী বিশ্লেষণ</text:span></text:span><text:span text:style-name="T2"><text:line-break/>হাদিসে বলা হয়েছে, পরনিন্দাকারী আল্লাহর দৃষ্টিতে পাপী। এটি সম্পর্ক ও সমাজে অশান্তি সৃষ্টি করে।</text:span></text:p>
      <text:p text:style-name="P7"><text:span text:style-name="Strong_20_Emphasis"><text:span text:style-name="T2">৪র্থ ধাপ: ফলাফল ও উপসংহার</text:span></text:span><text:span text:style-name="T2"><text:line-break/>আবুলের কাজ জঘন্য কারণ—এটি অন্যকে ক্ষতিগ্রস্ত করে, বন্ধুত্ব নষ্ট করে এবং সমাজে বিশৃঙ্খলা তৈরি করে। ইসলামের নৈতিক শিক্ষা অনুযায়ী, এমন আচরণ কঠোরভাবে নিষিদ্ধ।</text:span></text:p>
      <text:h text:style-name="P9" text:outline-level="1"><text:span text:style-name="Strong_20_Emphasis"><text:span text:style-name="T2">১২. সম্পূর্ণ উত্তর</text:span></text:span></text:h>
      <text:p text:style-name="P17"/>
      <text:h text:style-name="P16" text:outline-level="2"><text:span text:style-name="Strong_20_Emphasis"><text:span text:style-name="T2">ক. গালি দেওয়া কী?</text:span></text:span><text:span text:style-name="T3"> </text:span><text:span text:style-name="Emphasis"><text:span text:style-name="T3">(১ প্যারা)</text:span></text:span></text:h>
      <text:p text:style-name="P10">গালি দেওয়া হলো কবিরা গুনাহ </text:p>
      <text:p text:style-name="P17"/>
      <text:h text:style-name="P16" text:outline-level="2"><text:span text:style-name="Strong_20_Emphasis"><text:span text:style-name="T2">খ. কাউকে গালি দেওয়ার ভয়াবহতা কীরূপ?</text:span></text:span><text:span text:style-name="T3"> </text:span><text:span text:style-name="Emphasis"><text:span text:style-name="T3">(২ প্যারা)</text:span></text:span></text:h>
      <text:p text:style-name="P7"><text:span text:style-name="Strong_20_Emphasis"><text:span text:style-name="T2">সারমর্ম (১ম প্যারা):</text:span></text:span><text:span text:style-name="T2"><text:line-break/>গালি দেওয়া মানুষের চরিত্র ও সম্পর্ককে ক্ষতিগ্রস্ত করে এবং সমাজে অশান্তি সৃষ্টি করে।</text:span></text:p>
      <text:p text:style-name="P7"><text:span text:style-name="Strong_20_Emphasis"><text:span text:style-name="T2">ব্যাখ্যা (২য় প্যারা):</text:span></text:span></text:p>
      <text:list text:style-name="L15">
        <text:list-item>
          <text:p text:style-name="P31">ইসলাম গালি দেওয়াকে নিষিদ্ধ করেছে।</text:p>
        </text:list-item>
        <text:list-item>
          <text:p text:style-name="P31">এটি আল্লাহর নৈকট্য হারানোর কারণ হতে পারে।</text:p>
        </text:list-item>
        <text:list-item>
          <text:p text:style-name="P31">গালি দিলে মানুষকে মানসিক কষ্ট হয়, সামাজিক মর্যাদা নষ্ট হয় এবং পারিবারিক ও প্রতিবেশী সম্পর্ক দুর্বল হয়।</text:p>
        </text:list-item>
      </text:list>
      <text:p text:style-name="P17"/>
      <text:h text:style-name="P16" text:outline-level="2"><text:span text:style-name="Strong_20_Emphasis"><text:span text:style-name="T2">গ. কালু মিয়ার কাজটি কেমন হয়েছে? ব্যাখ্যা কর।</text:span></text:span><text:span text:style-name="T3"> </text:span><text:span text:style-name="Emphasis"><text:span text:style-name="T3">(৩ প্যারা)</text:span></text:span></text:h>
      <text:p text:style-name="P7"><text:span text:style-name="Strong_20_Emphasis"><text:span text:style-name="T2">১ কথায়:</text:span></text:span><text:span text:style-name="T2"><text:line-break/>কালু মিয়ার কাজ অসৎ ও অশোভনীয় হয়েছে।</text:span></text:p>
      <text:p text:style-name="P7"><text:span text:style-name="Strong_20_Emphasis"><text:span text:style-name="T2">ব্যাখ্যা:</text:span></text:span></text:p>
      <text:list text:style-name="L16">
        <text:list-item>
          <text:p text:style-name="P32">প্রতিবেশীর গরুর কারণে রাগ প্রকাশের সময় সে গালি দিয়েছে।</text:p>
        </text:list-item>
        <text:list-item>
          <text:p text:style-name="P32">অযথা ক্ষোভ প্রকাশ ও অসম্মানজনক ভাষা ব্যবহার করেছে।</text:p>
        </text:list-item>
        <text:list-item>
          <text:p text:style-name="P32">ইসলাম নির্দেশ দেয়, ক্রোধ নিয়ন্ত্রণ করে শিষ্টাচার অনুসরণ করতে হবে।</text:p>
        </text:list-item>
      </text:list>
      <text:p text:style-name="P7"><text:span text:style-name="Strong_20_Emphasis"><text:span text:style-name="T2">সম্পর্ক:</text:span></text:span><text:span text:style-name="T2"><text:line-break/>এই আচরণ সমাজে অশান্তি ও বিরূপ পরিবেশ তৈরি করে। একজন মুসলিমের উচিত নৈতিকভাবে শান্ত থাকা এবং সমস্যা সমাধানে সহনশীল হওয়া।</text:span></text:p>
      <text:p text:style-name="P17"><text:soft-page-break/></text:p>
      <text:h text:style-name="P16" text:outline-level="2"><text:span text:style-name="Strong_20_Emphasis"><text:span text:style-name="T2">ঘ. কালু মিয়ার কাজ সমাজকে কলুষিত করে—বিশ্লেষণ কর।</text:span></text:span><text:span text:style-name="T3"> </text:span><text:span text:style-name="Emphasis"><text:span text:style-name="T3">(৪ প্যারা)</text:span></text:span></text:h>
      <text:p text:style-name="P7"><text:span text:style-name="Strong_20_Emphasis"><text:span text:style-name="T2">১ম ধাপ: নৈতিক বিশ্লেষণ</text:span></text:span><text:span text:style-name="T2"><text:line-break/>গালি দেওয়া এবং অশোভন আচরণ মানুষের চরিত্রকে দুর্বল ও অনৈতিক করে।</text:span></text:p>
      <text:p text:style-name="P7"><text:span text:style-name="Strong_20_Emphasis"><text:span text:style-name="T2">২য় ধাপ: সামাজিক বিশ্লেষণ</text:span></text:span><text:span text:style-name="T2"><text:line-break/>এটি পারিপার্শ্বিক মানুষদের মাঝে অশান্তি, দ্বন্দ্ব ও মনোমালিন্য সৃষ্টি করে।</text:span></text:p>
      <text:p text:style-name="P7"><text:span text:style-name="Strong_20_Emphasis"><text:span text:style-name="T2">৩য় ধাপ: ইসলামী বিশ্লেষণ</text:span></text:span><text:span text:style-name="T2"><text:line-break/>হাদিসে বলা হয়েছে, ক্রোধ ও গালি সমাজ ও বিশ্বাসকে নষ্ট করে। কালু মিয়ার আচরণ ইসলামী নৈতিকতার বিপরীত।</text:span></text:p>
      <text:p text:style-name="P7"><text:span text:style-name="Strong_20_Emphasis"><text:span text:style-name="T2">৪র্থ ধাপ: ফলাফল ও উপসংহার</text:span></text:span><text:span text:style-name="T2"><text:line-break/>সমাজে এই ধরনের আচরণ অপরাধ, সম্পর্ক বিনাশ ও অশান্তি সৃষ্টি করে। কলুষিত পরিবেশে মানুষ নৈতিকতা হারায় এবং সহমর্মিতা কমে যায়।</text:span></text:p>
      <text:h text:style-name="P9" text:outline-level="1"><text:span text:style-name="Strong_20_Emphasis"><text:span text:style-name="T2">১৩. সম্পূর্ণ উত্তর</text:span></text:span></text:h>
      <text:p text:style-name="P17"/>
      <text:h text:style-name="P16" text:outline-level="2"><text:span text:style-name="Strong_20_Emphasis"><text:span text:style-name="T2">ক. মাদক কী?</text:span></text:span><text:span text:style-name="T3"> </text:span><text:span text:style-name="Emphasis"><text:span text:style-name="T3">(১ প্যারা)</text:span></text:span></text:h>
      <text:p text:style-name="P10">মাদক হলো এমন কোনো পদার্থ যা মানুষের মন, শরীর ও বুদ্ধি বিকৃত করে এবং স্বাভাবিক জীবনধারা ও নৈতিক আচরণকে ক্ষতিগ্রস্ত করে।</text:p>
      <text:p text:style-name="P17"/>
      <text:h text:style-name="P16" text:outline-level="2"><text:span text:style-name="T3">*</text:span><text:span text:style-name="Emphasis"><text:span text:style-name="T3">খ. শাহিন কেন মিথ্যাচারে অভ্যস্ত হয়ে পড়ে? ব্যাখ্যা কর। (২ প্যারা)</text:span></text:span></text:h>
      <text:p text:style-name="P7"><text:span text:style-name="Strong_20_Emphasis"><text:span text:style-name="T2">সারমর্ম (১ম প্যারা):</text:span></text:span><text:span text:style-name="T2"><text:line-break/>মাদকাসক্তি ও নেশার কারণে শাহিনকে সত্য বলা কঠিন মনে হয়, তাই সে মিথ্যাচারের অভ্যাস গড়ে তোলে।</text:span></text:p>
      <text:p text:style-name="P7"><text:span text:style-name="Strong_20_Emphasis"><text:span text:style-name="T2">ব্যাখ্যা (২য় প্যারা):</text:span></text:span></text:p>
      <text:list text:style-name="L17">
        <text:list-item>
          <text:p text:style-name="P33">নেশার অর্থ জোগাড় করতে সে তার মা-বাবার কাছে বিভিন্ন অজুহাত দেখিয়ে টাকা নেয়।</text:p>
        </text:list-item>
        <text:list-item>
          <text:p text:style-name="P33">মিথ্যা বলে নেশার টাকা অর্জন করার ফলে সত্যের সঙ্গে তার সম্পর্ক দুর্বল হয়।</text:p>
        </text:list-item>
        <text:list-item>
          <text:p text:style-name="P33">ইসলাম সত্যবাদিতাকে গুরুত্বপূর্ণ নির্দেশ দেয়; মিথ্যাচার চরিত্র নষ্ট করে এবং মানুষের বিশ্বাসযোগ্যতা কমিয়ে দেয়।</text:p>
        </text:list-item>
      </text:list>
      <text:p text:style-name="P17"/>
      <text:h text:style-name="P16" text:outline-level="2"><text:span text:style-name="T3">*</text:span><text:span text:style-name="Emphasis"><text:span text:style-name="T3">গ. মাদকাসক্তি কীভাবে শাহিনের জীবনে ধ্বংস ডেকে এনেছে, তা ব্যাখ্যা কর। (৩ প্যারা)</text:span></text:span></text:h>
      <text:p text:style-name="P7"><text:span text:style-name="Strong_20_Emphasis"><text:span text:style-name="T2">১ কথায়:</text:span></text:span><text:span text:style-name="T2"><text:line-break/>মাদকাসক্তি শাহিনের জীবন ও সম্পর্ককে ধ্বংস করেছে।</text:span></text:p>
      <text:p text:style-name="P7"><text:span text:style-name="Strong_20_Emphasis"><text:span text:style-name="T2">ব্যাখ্যা:</text:span></text:span></text:p>
      <text:list text:style-name="L18">
        <text:list-item>
          <text:p text:style-name="P34"><text:soft-page-break/>সে পরিবারকে অর্থনৈতিক ক্ষতি করেছে।</text:p>
        </text:list-item>
        <text:list-item>
          <text:p text:style-name="P34">মিথ্যাচার, নেশা ও অসৎ কাজের কারণে সামাজিক মর্যাদা হারিয়েছে।</text:p>
        </text:list-item>
        <text:list-item>
          <text:p text:style-name="P34">শারীরিক ও মানসিক স্বাস্থ্যও নষ্ট হয়েছে।</text:p>
        </text:list-item>
      </text:list>
      <text:p text:style-name="P7"><text:span text:style-name="Strong_20_Emphasis"><text:span text:style-name="T2">সম্পর্ক:</text:span></text:span><text:span text:style-name="T2"><text:line-break/>মাদকাসক্তি ও মিথ্যাচার একে অপরকে শক্তিশালী করে এবং নৈতিকতা, শিক্ষা ও পারিবারিক সম্পর্ককে ধ্বংস করে।</text:span></text:p>
      <text:p text:style-name="P17"/>
      <text:h text:style-name="P16" text:outline-level="2"><text:span text:style-name="T3">*</text:span><text:span text:style-name="Emphasis"><text:span text:style-name="T3">ঘ. মাদকাসক্তি অনেক মানুষের জীবন ও অর্থ নষ্ট করছে—কথাটি বুঝিয়ে লেখ। (৪ প্যারা)</text:span></text:span></text:h>
      <text:p text:style-name="P7"><text:span text:style-name="Strong_20_Emphasis"><text:span text:style-name="T2">১ম ধাপ: নৈতিক বিশ্লেষণ</text:span></text:span><text:span text:style-name="T2"><text:line-break/>মাদকাসক্তি মানুষকে নৈতিকভাবে দুর্বল ও অসৎ করে তোলে।</text:span></text:p>
      <text:p text:style-name="P7"><text:span text:style-name="Strong_20_Emphasis"><text:span text:style-name="T2">২য় ধাপ: সামাজিক বিশ্লেষণ</text:span></text:span><text:span text:style-name="T2"><text:line-break/>এটি পরিবার ও সমাজে সমস্যা, দ্বন্দ্ব ও অশান্তি সৃষ্টি করে।</text:span></text:p>
      <text:p text:style-name="P7"><text:span text:style-name="Strong_20_Emphasis"><text:span text:style-name="T2">৩য় ধাপ: অর্থনৈতিক বিশ্লেষণ</text:span></text:span><text:span text:style-name="T2"><text:line-break/>মাদকাসক্তি পরিবারের অর্থনৈতিক ক্ষতি করে, শ্রম ও সম্পদ নষ্ট করে এবং ভবিষ্যত নিরাপত্তা হ্রাস করে।</text:span></text:p>
      <text:p text:style-name="P7"><text:span text:style-name="Strong_20_Emphasis"><text:span text:style-name="T2">৪র্থ ধাপ: ফলাফল ও উপসংহার</text:span></text:span><text:span text:style-name="T2"><text:line-break/>মাদকাসক্তি একদিকে ব্যক্তির জীবনকে ধ্বংস করে, অন্যদিকে পরিবার ও সমাজে অসহায়তা, দুঃখ ও আর্থিক ক্ষতি ছড়িয়ে দেয়। ইসলামের দৃষ্টিতে এটি গুরুতর অপরাধ এবং তা প্রতিরোধ করা অপরিহার্য।</text:span></text:p>
      <text:h text:style-name="P35" text:outline-level="1"><text:span text:style-name="Strong_20_Emphasis"><text:span text:style-name="T4">১৪. সম্পূর্ণ উত্তর</text:span></text:span></text:h>
      <text:p text:style-name="P36"/>
      <text:h text:style-name="P37" text:outline-level="2"><text:span text:style-name="Strong_20_Emphasis"><text:span text:style-name="T4">ক. 'আখলাকে হামিদাহ' অর্থ কী?</text:span></text:span> <text:span text:style-name="Emphasis">(১ প্যারা)</text:span></text:h>
      <text:p text:style-name="P38"><text:span text:style-name="T5">আখলাকে হামিদাহ বলতে বোঝায় </text:span><text:span text:style-name="Strong_20_Emphasis"><text:span text:style-name="T5">ভালো, নৈতিক ও প্রশংসনীয় আচরণ</text:span></text:span><text:span text:style-name="T5">—যা মানুষকে সৎ, সহমর্মী ও ধর্মপরায়ণ করে তোলে।</text:span></text:p>
      <text:p text:style-name="P36"/>
      <text:h text:style-name="P37" text:outline-level="2"><text:span text:style-name="Strong_20_Emphasis"><text:span text:style-name="T4">খ. প্রতিবেশীর অধিকার বলতে কী বোঝায়?</text:span></text:span> <text:span text:style-name="Emphasis">(২ প্যারা)</text:span></text:h>
      <text:p text:style-name="P38"><text:span text:style-name="Strong_20_Emphasis"><text:span text:style-name="T5">সারমর্ম (১ম প্যারা):</text:span></text:span><text:span text:style-name="T5"><text:line-break/>প্রতিবেশীর অধিকার হলো তার সঙ্গে সদাচরণ, সহায়তা ও সম্মান প্রদর্শন করা।</text:span></text:p>
      <text:p text:style-name="P38"><text:span text:style-name="Strong_20_Emphasis"><text:span text:style-name="T5">ব্যাখ্যা (২য় প্যারা):</text:span></text:span></text:p>
      <text:list text:style-name="L19">
        <text:list-item>
          <text:p text:style-name="P39"><text:soft-page-break/>ইসলাম নির্দেশ দেয়, প্রতিবেশীর সুখ-দুঃখে অংশগ্রহণ করা এবং তাদের ক্ষতি না করা।</text:p>
        </text:list-item>
        <text:list-item>
          <text:p text:style-name="P39">অসুস্থ, দরিদ্র বা সমস্যাগ্রস্ত প্রতিবেশীর খোঁজ নেওয়া ও সহায়তা করা একটি নৈতিক দায়িত্ব।</text:p>
        </text:list-item>
        <text:list-item>
          <text:p text:style-name="P39">এটি পারস্পরিক সম্পর্ক ও সামাজিক বন্ধন শক্তিশালী করে।</text:p>
        </text:list-item>
      </text:list>
      <text:p text:style-name="P36"/>
      <text:h text:style-name="P37" text:outline-level="2"><text:span text:style-name="Strong_20_Emphasis"><text:span text:style-name="T4">গ. আসাদের আচরণে কার অধিকার পালন হয়নি? ব্যাখ্যা কর।</text:span></text:span> <text:span text:style-name="Emphasis">(৩ প্যারা)</text:span></text:h>
      <text:p text:style-name="P38"><text:span text:style-name="Strong_20_Emphasis"><text:span text:style-name="T5">১ কথায়:</text:span></text:span><text:span text:style-name="T5"><text:line-break/>আসাদের আচরণে </text:span><text:span text:style-name="Strong_20_Emphasis"><text:span text:style-name="T5">প্রতিবেশীর অধিকার</text:span></text:span><text:span text:style-name="T5"> পালন হয়নি।</text:span></text:p>
      <text:p text:style-name="P38"><text:span text:style-name="Strong_20_Emphasis"><text:span text:style-name="T5">ব্যাখ্যা:</text:span></text:span></text:p>
      <text:list text:style-name="L20">
        <text:list-item>
          <text:p text:style-name="P40">রায়হানের মা অসুস্থ হয়ে হাসপাতালে ভর্তি হওয়ার সময় আসাদ কোনো খোঁজখবর নেয়নি।</text:p>
        </text:list-item>
        <text:list-item>
          <text:p text:style-name="P40">ইসলাম অনুযায়ী প্রতিবেশীর দুঃখে সহায়তা করা ফরজ।</text:p>
        </text:list-item>
      </text:list>
      <text:p text:style-name="P38"><text:span text:style-name="Strong_20_Emphasis"><text:span text:style-name="T5">সম্পর্ক:</text:span></text:span><text:span text:style-name="T5"><text:line-break/>আসাদের উদাসীনতা ও দায়িত্বহীন আচরণ পারিপার্শ্বিক সমাজ ও পারিবারিক সম্পর্ককে দুর্বল করে এবং ইসলামের নৈতিক শিক্ষা লঙ্ঘন করে।</text:span></text:p>
      <text:p text:style-name="P36"/>
      <text:h text:style-name="P37" text:outline-level="2"><text:span text:style-name="Strong_20_Emphasis"><text:span text:style-name="T4">ঘ. আসাদের আচরণের পরিণতি ইসলামের দৃষ্টিতে বিশ্লেষণ।</text:span></text:span> <text:span text:style-name="Emphasis">(৪ প্যারা)</text:span></text:h>
      <text:p text:style-name="P38"><text:span text:style-name="Strong_20_Emphasis"><text:span text:style-name="T5">১ম ধাপ: নৈতিক বিশ্লেষণ</text:span></text:span><text:span text:style-name="T5"><text:line-break/>প্রতিবেশীর প্রতি উদাসীনতা নৈতিকভাবে দোষারোপযোগ্য।</text:span></text:p>
      <text:p text:style-name="P38"><text:span text:style-name="Strong_20_Emphasis"><text:span text:style-name="T5">২য় ধাপ: সামাজিক বিশ্লেষণ</text:span></text:span><text:span text:style-name="T5"><text:line-break/>এটি পারিপার্শ্বিক মানুষদের মধ্যে কষ্ট, অবিশ্বাস ও অশান্তি সৃষ্টি করে।</text:span></text:p>
      <text:p text:style-name="P38"><text:span text:style-name="Strong_20_Emphasis"><text:span text:style-name="T5">৩য় ধাপ: ইসলামী বিশ্লেষণ</text:span></text:span><text:span text:style-name="T5"><text:line-break/>হাদিসে বলা হয়েছে, প্রতিবেশীর অধিকার অবহেলা করা গুরুতর পাপ। আল্লাহ এই ধরনের আচরণকে গ্রহণ করেন না।</text:span></text:p>
      <text:p text:style-name="P38"><text:soft-page-break/><text:span text:style-name="Strong_20_Emphasis"><text:span text:style-name="T5">৪র্থ ধাপ: ফলাফল ও উপসংহার</text:span></text:span><text:span text:style-name="T5"><text:line-break/>আসাদের উদাসীনতা সমাজ ও পারিবারিক সম্পর্ককে দুর্বল করেছে। ইসলামের নৈতিক দৃষ্টিতে এটি গুরুতর অনৈতিক এবং পরিণামে আল্লাহর ক্রোধ ডেকে আনতে পারে।</text:span></text:p>
      <text:h text:style-name="P35" text:outline-level="1"><text:span text:style-name="Strong_20_Emphasis"><text:span text:style-name="T4">১৫. সম্পূর্ণ উত্তর</text:span></text:span></text:h>
      <text:p text:style-name="P17"/>
      <text:h text:style-name="P41" text:outline-level="2"><text:span text:style-name="Strong_20_Emphasis"><text:span text:style-name="T4">ক. সহপাঠীদের সাথে কেমন আচরণ করতে হবে?</text:span></text:span> <text:span text:style-name="Emphasis">(১ প্যারা)</text:span></text:h>
      <text:p text:style-name="P10">সহপাঠীদের সাথে সদাচরণ, সহমর্মিতা, সহায়তা এবং আন্তরিক বন্ধুত্বপূর্ণ আচরণ করা উচিত।</text:p>
      <text:p text:style-name="P17"/>
      <text:h text:style-name="P41" text:outline-level="2"><text:span text:style-name="Strong_20_Emphasis"><text:span text:style-name="T4">খ. সহপাঠীদের মধ্যে সম্পর্ক কেমন হওয়া উচিত? ব্যাখ্যা কর।</text:span></text:span> <text:span text:style-name="Emphasis">(২ প্যারা)</text:span></text:h>
      <text:p text:style-name="P42"><text:span text:style-name="Strong_20_Emphasis"><text:span text:style-name="T5">সারমর্ম (১ম প্যারা):</text:span></text:span><text:span text:style-name="T5"><text:line-break/>সহপাঠীদের মধ্যে পারস্পরিক বিশ্বাস, শ্রদ্ধা এবং সৌহার্দ্যমূলক সম্পর্ক থাকা উচিত।</text:span></text:p>
      <text:p text:style-name="P42"><text:span text:style-name="Strong_20_Emphasis"><text:span text:style-name="T5">ব্যাখ্যা (২য় প্যারা):</text:span></text:span></text:p>
      <text:list text:style-name="L21">
        <text:list-item>
          <text:p text:style-name="P43">একে অপরের সাহায্য করা, শিষ্টাচার বজায় রাখা এবং সমস্যা সমাধানে সহযোগিতা করা গুরুত্বপূর্ণ।</text:p>
        </text:list-item>
        <text:list-item>
          <text:p text:style-name="P43">ইসলামে সহপাঠী ও বন্ধুদের সাথে ভালো আচরণ করা একটি নৈতিক ও সামাজিক দায়িত্ব।</text:p>
        </text:list-item>
        <text:list-item>
          <text:p text:style-name="P43">এটি শিক্ষার পরিবেশ উন্নত করে এবং বন্ধুত্বকে দৃঢ় ও দীর্ঘস্থায়ী করে।</text:p>
        </text:list-item>
      </text:list>
      <text:p text:style-name="P17"/>
      <text:h text:style-name="P41" text:outline-level="2"><text:span text:style-name="Strong_20_Emphasis"><text:span text:style-name="T4">গ. উদ্দীপকে হাসান ও হোসেনের মধ্যে সম্পর্ক কেমন? পাঠ্যবইয়ের আলোকে সহপাঠীর আচরণগত বিষয় বিশ্লেষণ।</text:span></text:span> <text:span text:style-name="Emphasis">(৩ প্যারা)</text:span></text:h>
      <text:p text:style-name="P42"><text:span text:style-name="Strong_20_Emphasis"><text:span text:style-name="T5">১ কথায়:</text:span></text:span><text:span text:style-name="T5"><text:line-break/>হাসান ও হোসেনের মধ্যে বন্ধুত্বময় ও সদাচরণপূর্ণ সম্পর্ক রয়েছে।</text:span></text:p>
      <text:p text:style-name="P42"><text:span text:style-name="Strong_20_Emphasis"><text:span text:style-name="T5">ব্যাখ্যা:</text:span></text:span></text:p>
      <text:list text:style-name="L22">
        <text:list-item>
          <text:p text:style-name="P44">তারা একে অপরের সাহায্য করে এবং একসাথে স্কুলে যায়।</text:p>
        </text:list-item>
        <text:list-item>
          <text:p text:style-name="P44">তাদের আচরণে আন্তরিকতা, সদাচরণ এবং পারস্পরিক শ্রদ্ধা স্পষ্ট।</text:p>
        </text:list-item>
      </text:list>
      <text:p text:style-name="P42"><text:span text:style-name="Strong_20_Emphasis"><text:span text:style-name="T5">সম্পর্ক:</text:span></text:span><text:span text:style-name="T5"><text:line-break/>পাঠ্যবই অনুযায়ী, সহপাঠীর আচরণে নৈতিকতা, সহমর্মিতা এবং সহযোগিতা থাকলে সম্পর্ক সুস্থ ও উদাহরণস্বরূপ হয়। হাসান ও হোসেনের বন্ধুত্ব এটি প্রমাণ করে।</text:span></text:p>
      <text:p text:style-name="P17"/>
      <text:h text:style-name="P41" text:outline-level="2"><text:soft-page-break/><text:span text:style-name="Strong_20_Emphasis"><text:span text:style-name="T4">ঘ. "হাসান ও হোসেনের বন্ধুত্ব সবার জন্য উদাহরণস্বরূপ- কথাটির তাৎপর্য"</text:span></text:span> <text:span text:style-name="Emphasis">(৪ প্যারা)</text:span></text:h>
      <text:p text:style-name="P42"><text:span text:style-name="Strong_20_Emphasis"><text:span text:style-name="T5">১ম ধাপ: নৈতিক দিক</text:span></text:span><text:span text:style-name="T5"><text:line-break/>বন্ধুত্বে সদাচরণ ও সহমর্মিতা থাকা মানে নৈতিক আদর্শের প্রতিফলন।</text:span></text:p>
      <text:p text:style-name="P42"><text:span text:style-name="Strong_20_Emphasis"><text:span text:style-name="T5">২য় ধাপ: সামাজিক দিক</text:span></text:span><text:span text:style-name="T5"><text:line-break/>এটি সহপাঠীদের মধ্যে বিশ্বাস ও সহযোগিতা বৃদ্ধি করে এবং স্কুলে শান্তিপূর্ণ পরিবেশ তৈরি করে।</text:span></text:p>
      <text:p text:style-name="P42"><text:span text:style-name="Strong_20_Emphasis"><text:span text:style-name="T5">৩য় ধাপ: শিক্ষামূলক দিক</text:span></text:span><text:span text:style-name="T5"><text:line-break/>হাসান ও হোসেনের আচরণ অন্যদের জন্য উদাহরণ, যা শিক্ষার্থীদের মধ্যে সদাচরণ ও বন্ধুত্বের মূল্য বোঝায়।</text:span></text:p>
      <text:p text:style-name="P42"><text:span text:style-name="Strong_20_Emphasis"><text:span text:style-name="T5">৪র্থ ধাপ: ফলাফল ও উপসংহার</text:span></text:span><text:span text:style-name="T5"><text:line-break/>ভালো বন্ধুত্ব ও উদাহরণস্বরূপ আচরণ সমাজে সৌহার্দ্য ও পারস্পরিক সম্মান বৃদ্ধি করে, যা ইসলামের নৈতিক শিক্ষার সঙ্গে সামঞ্জস্যপূর্ণ।</text:span></text:p>
      <text:h text:style-name="P35" text:outline-level="1"><text:span text:style-name="Strong_20_Emphasis"><text:span text:style-name="T4">১৬. সম্পূর্ণ উত্তর</text:span></text:span></text:h>
      <text:p text:style-name="P17"/>
      <text:h text:style-name="P41" text:outline-level="2"><text:span text:style-name="Strong_20_Emphasis"><text:span text:style-name="T4">ক. মাদকাসক্তি কাকে বলে?</text:span></text:span> <text:span text:style-name="Emphasis">(১ প্যারা)</text:span></text:h>
      <text:p text:style-name="P10">মাদকাসক্তি হলো এমন একটি অবস্থা যেখানে ব্যক্তি মাদক সেবনের অভ্যাসে বাধ্য হয়, যার ফলে তার মন, শরীর ও নৈতিকতা বিকৃত হয় এবং জীবন ও সম্পর্ক ক্ষতিগ্রস্ত হয়।</text:p>
      <text:p text:style-name="P17"/>
      <text:h text:style-name="P41" text:outline-level="2">*<text:span text:style-name="Emphasis">খ. ধূমপান কেন বর্জনীয়? ব্যাখ্যা কর। (২ প্যারা)</text:span></text:h>
      <text:p text:style-name="P42"><text:span text:style-name="Strong_20_Emphasis"><text:span text:style-name="T5">সারমর্ম (১ম প্যারা):</text:span></text:span><text:span text:style-name="T5"><text:line-break/>ধূমপান শরীর ও মানসিক স্বাস্থ্যের জন্য ক্ষতিকর এবং নৈতিকভাবে অসৎ।</text:span></text:p>
      <text:p text:style-name="P42"><text:span text:style-name="Strong_20_Emphasis"><text:span text:style-name="T5">ব্যাখ্যা (২য় প্যারা):</text:span></text:span></text:p>
      <text:list text:style-name="L23">
        <text:list-item>
          <text:p text:style-name="P45">এটি ফুসফুস, হৃদয় ও অন্যান্য অঙ্গের ক্ষতি করে।</text:p>
        </text:list-item>
        <text:list-item>
          <text:p text:style-name="P45">ধূমপান মানুষের আখলাক, মনোসংযোগ ও সামাজিক আচরণ দুর্বল করে।</text:p>
        </text:list-item>
        <text:list-item>
          <text:p text:style-name="P45">ইসলামে শরীরকে ধ্বংস করা হারাম; তাই ধূমপান বর্জনীয়।</text:p>
        </text:list-item>
      </text:list>
      <text:p text:style-name="P17"/>
      <text:h text:style-name="P41" text:outline-level="2">*<text:span text:style-name="Emphasis">গ. রিয়াজ তার বাবা-মায়ের কাছ থেকে মিথ্যা বলে টাকা-পয়সা নিয়ে যা করেছে তা কীভাবে তার জীবনকে ধ্বংস করেছে? ব্যাখ্যা দাও। (৩ প্যারা)</text:span></text:h>
      <text:p text:style-name="P42"><text:span text:style-name="Strong_20_Emphasis"><text:span text:style-name="T5">১ কথায়:</text:span></text:span><text:span text:style-name="T5"><text:line-break/>মিথ্যাচার ও মাদকাসক্তির কারণে রিয়াজের জীবন ধ্বংস হয়েছে।</text:span></text:p>
      <text:p text:style-name="P42"><text:span text:style-name="Strong_20_Emphasis"><text:span text:style-name="T5">ব্যাখ্যা:</text:span></text:span></text:p>
      <text:list text:style-name="L24">
        <text:list-item>
          <text:p text:style-name="P46"><text:soft-page-break/>সে মিথ্যা বলে নেশার জন্য অর্থ অর্জন করেছে, যা তার চরিত্রকে অসৎ করেছে।</text:p>
        </text:list-item>
        <text:list-item>
          <text:p text:style-name="P46">বাবা-মায়ের অর্থনৈতিক ক্ষতি হয়েছে এবং পারিবারিক সম্পর্ক দুর্বল হয়েছে।</text:p>
        </text:list-item>
        <text:list-item>
          <text:p text:style-name="P46">নিজস্ব শিক্ষা, স্বাস্থ্য ও সামাজিক মর্যাদা নষ্ট হয়েছে।</text:p>
        </text:list-item>
      </text:list>
      <text:p text:style-name="P42"><text:span text:style-name="Strong_20_Emphasis"><text:span text:style-name="T5">সম্পর্ক:</text:span></text:span><text:span text:style-name="T5"><text:line-break/>মিথ্যাচার ও মাদকাসক্তি একসাথে জীবন, পরিবার ও নৈতিকতার ধ্বংস ঘটায়, যা ইসলামের নির্দেশাবলীর বিরুদ্ধে।</text:span></text:p>
      <text:p text:style-name="P17"/>
      <text:h text:style-name="P41" text:outline-level="2">*<text:span text:style-name="Emphasis">ঘ. রিয়াজের কাজের পরিণতি বিশ্লেষণ। (৪ প্যারা)</text:span></text:h>
      <text:p text:style-name="P42"><text:span text:style-name="Strong_20_Emphasis"><text:span text:style-name="T5">১ম ধাপ: নৈতিক বিশ্লেষণ</text:span></text:span><text:span text:style-name="T5"><text:line-break/>মিথ্যা বলা ও মাদকাসক্তি নৈতিকভাবে দোষারোপযোগ্য। এটি চরিত্রকে দুর্বল ও অসৎ করে।</text:span></text:p>
      <text:p text:style-name="P42"><text:span text:style-name="Strong_20_Emphasis"><text:span text:style-name="T5">২য় ধাপ: সামাজিক বিশ্লেষণ</text:span></text:span><text:span text:style-name="T5"><text:line-break/>পরিবার ও সমাজের প্রতি দায়িত্ব পালন না করায় সম্পর্ক ক্ষতিগ্রস্ত হয়। পারিপার্শ্বিকদের মধ্যে অবিশ্বাস ও অশান্তি তৈরি হয়।</text:span></text:p>
      <text:p text:style-name="P42"><text:span text:style-name="Strong_20_Emphasis"><text:span text:style-name="T5">৩য় ধাপ: ইসলামী বিশ্লেষণ</text:span></text:span><text:span text:style-name="T5"><text:line-break/>রাসূল (স.) বলেছেন, মাদকাসক্ত ব্যক্তি জান্নাতে প্রবেশ করবে না। এটি ইসলামের দৃষ্টিতে গুরুতর অপরাধ।</text:span></text:p>
      <text:p text:style-name="P42"><text:span text:style-name="Strong_20_Emphasis"><text:span text:style-name="T5">৪র্থ ধাপ: ফলাফল ও উপসংহার</text:span></text:span><text:span text:style-name="T5"><text:line-break/>মাদকাসক্তি ও মিথ্যাচার রিয়াজের জীবন ধ্বংস করেছে—শারীরিক, মানসিক, সামাজিক ও নৈতিকভাবে। এটি দুনিয়া ও আখিরাত উভয় দিকেই বিপর্যয় ডেকে আনে।</text:span></text:p>
      <text:p text:style-name="P1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6T13:00:36.590541536</meta:creation-date>
    <dc:date>2025-11-16T15:12:27.608474895</dc:date>
    <meta:editing-duration>PT51S</meta:editing-duration>
    <meta:editing-cycles>1</meta:editing-cycles>
    <meta:document-statistic meta:table-count="0" meta:image-count="0" meta:object-count="0" meta:page-count="21" meta:paragraph-count="356" meta:word-count="4241" meta:character-count="16990" meta:non-whitespace-character-count="13209"/>
    <meta:generator>LibreOffice/25.2.6.2$Linux_X86_64 LibreOffice_project/520$Build-2</meta:generator>
  </office:meta>
</office:document-meta>
</file>